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524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4.083cm"/>
    </style:style>
    <style:style style:name="co21" style:family="table-column">
      <style:table-column-properties fo:break-before="auto" style:column-width="2.838cm"/>
    </style:style>
    <style:style style:name="co22" style:family="table-column">
      <style:table-column-properties fo:break-before="auto" style:column-width="1.7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6" style:family="table-cell" style:parent-style-name="Default" style:data-style-name="N37">
      <style:table-cell-properties style:rotation-angle="45"/>
      <style:text-properties fo:color="#b2b2b2"/>
    </style:style>
    <style:style style:name="ce8" style:family="table-cell" style:parent-style-name="Default" style:data-style-name="N37">
      <style:text-properties fo:color="#b2b2b2"/>
    </style:style>
    <style:style style:name="ce9" style:family="table-cell" style:parent-style-name="Default">
      <style:text-properties fo:color="#b2b2b2"/>
    </style:style>
    <style:style style:name="ce10" style:family="table-cell" style:parent-style-name="Default" style:data-style-name="N100">
      <style:text-properties fo:color="#b2b2b2"/>
    </style:style>
    <style:style style:name="ce20" style:family="table-cell" style:parent-style-name="Default" style:data-style-name="N37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28" style:family="table-cell" style:parent-style-name="Default" style:data-style-name="N112">
      <style:text-properties style:text-underline-style="none"/>
    </style:style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8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J2]+[.K2]+[.L2]" office:value-type="currency" office:currency="USD" office:value="48.7501333333333" calcext:value-type="currency">
            <text:p>$48,75</text:p>
          </table:table-cell>
          <table:table-cell table:style-name="ce13" table:formula="of:=[.M2]" office:value-type="currency" office:currency="USD" office:value="48.7501333333333" calcext:value-type="currency">
            <text:p>$48,75</text:p>
          </table:table-cell>
          <table:table-cell table:style-name="ce22" table:formula="of:=[.A2]*budgetjour-[.N2]" office:value-type="currency" office:currency="USD" office:value="1.24986666666666" calcext:value-type="currency">
            <text:p>$1,25</text:p>
          </table:table-cell>
          <table:table-cell/>
          <table:table-cell table:style-name="ce13" office:value-type="currency" office:currency="USD" office:value="50" calcext:value-type="currency">
            <text:p>$50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table:style-name="Default"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J3]+[.K3]+[.L3]" office:value-type="currency" office:currency="USD" office:value="66.6601333333333" calcext:value-type="currency">
            <text:p>$66,66</text:p>
          </table:table-cell>
          <table:table-cell table:style-name="ce13" table:formula="of:=[.N2]+[.M3]" office:value-type="currency" office:currency="USD" office:value="115.410266666667" calcext:value-type="currency">
            <text:p>$115,41</text:p>
          </table:table-cell>
          <table:table-cell table:style-name="ce22" table:formula="of:=[.A3]*budgetjour-[.N3]" office:value-type="currency" office:currency="USD" office:value="-15.4102666666667" calcext:value-type="currency">
            <text:p>-$1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10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table:style-name="Default"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J4]+[.K4]+[.L4]" office:value-type="currency" office:currency="USD" office:value="59.9401333333333" calcext:value-type="currency">
            <text:p>$59,94</text:p>
          </table:table-cell>
          <table:table-cell table:style-name="ce13" table:formula="of:=[.N3]+[.M4]" office:value-type="currency" office:currency="USD" office:value="175.3504" calcext:value-type="currency">
            <text:p>$175,35</text:p>
          </table:table-cell>
          <table:table-cell table:style-name="ce22" table:formula="of:=[.A4]*budgetjour-[.N4]" office:value-type="currency" office:currency="USD" office:value="-25.3504" calcext:value-type="currency">
            <text:p>-$25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10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table:style-name="Default"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5]+[.K5]+[.L5]" office:value-type="currency" office:currency="USD" office:value="0" calcext:value-type="currency">
            <text:p>$0,00</text:p>
          </table:table-cell>
          <table:table-cell table:style-name="ce13" table:formula="of:=[.N4]+[.M5]" office:value-type="currency" office:currency="USD" office:value="175.3504" calcext:value-type="currency">
            <text:p>$175,35</text:p>
          </table:table-cell>
          <table:table-cell table:style-name="ce22" table:formula="of:=[.A5]*budgetjour-[.N5]" office:value-type="currency" office:currency="USD" office:value="24.6496" calcext:value-type="currency">
            <text:p>$2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10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table:style-name="Default" office:value-type="float" office:value="0" calcext:value-type="float">
            <text:p>0</text:p>
          </table:table-cell>
          <table:table-cell table:formula="of:=[.H5]+[.G6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6]+[.K6]+[.L6]" office:value-type="currency" office:currency="USD" office:value="0" calcext:value-type="currency">
            <text:p>$0,00</text:p>
          </table:table-cell>
          <table:table-cell table:style-name="ce13" table:formula="of:=[.N5]+[.M6]" office:value-type="currency" office:currency="USD" office:value="175.3504" calcext:value-type="currency">
            <text:p>$175,35</text:p>
          </table:table-cell>
          <table:table-cell table:style-name="ce22" table:formula="of:=[.A6]*budgetjour-[.N6]" office:value-type="currency" office:currency="USD" office:value="74.6496" calcext:value-type="currency">
            <text:p>$74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10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table:style-name="Default"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J7]+[.K7]+[.L7]" office:value-type="currency" office:currency="USD" office:value="59.23" calcext:value-type="currency">
            <text:p>$59,23</text:p>
          </table:table-cell>
          <table:table-cell table:style-name="ce13" table:formula="of:=[.N6]+[.M7]" office:value-type="currency" office:currency="USD" office:value="234.5804" calcext:value-type="currency">
            <text:p>$234,58</text:p>
          </table:table-cell>
          <table:table-cell table:style-name="ce22" table:formula="of:=[.A7]*budgetjour-[.N7]" office:value-type="currency" office:currency="USD" office:value="65.4196" calcext:value-type="currency">
            <text:p>$6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10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table:style-name="Default"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8]+[.K8]+[.L8]" office:value-type="currency" office:currency="USD" office:value="85.14" calcext:value-type="currency">
            <text:p>$85,14</text:p>
          </table:table-cell>
          <table:table-cell table:style-name="ce13" table:formula="of:=[.N7]+[.M8]" office:value-type="currency" office:currency="USD" office:value="319.7204" calcext:value-type="currency">
            <text:p>$319,72</text:p>
          </table:table-cell>
          <table:table-cell table:style-name="ce22" table:formula="of:=[.A8]*budgetjour-[.N8]" office:value-type="currency" office:currency="USD" office:value="30.2796" calcext:value-type="currency">
            <text:p>$30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10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table:style-name="Default"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9]+[.K9]+[.L9]" office:value-type="currency" office:currency="USD" office:value="10" calcext:value-type="currency">
            <text:p>$10,00</text:p>
          </table:table-cell>
          <table:table-cell table:style-name="ce13" table:formula="of:=[.N8]+[.M9]" office:value-type="currency" office:currency="USD" office:value="329.7204" calcext:value-type="currency">
            <text:p>$329,72</text:p>
          </table:table-cell>
          <table:table-cell table:style-name="ce22" table:formula="of:=[.A9]*budgetjour-[.N9]" office:value-type="currency" office:currency="USD" office:value="70.2796" calcext:value-type="currency">
            <text:p>$7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10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table:style-name="Default"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0]+[.K10]+[.L10]" office:value-type="currency" office:currency="USD" office:value="40" calcext:value-type="currency">
            <text:p>$40,00</text:p>
          </table:table-cell>
          <table:table-cell table:style-name="ce13" table:formula="of:=[.N9]+[.M10]" office:value-type="currency" office:currency="USD" office:value="369.7204" calcext:value-type="currency">
            <text:p>$369,72</text:p>
          </table:table-cell>
          <table:table-cell table:style-name="ce22" table:formula="of:=[.A10]*budgetjour-[.N10]" office:value-type="currency" office:currency="USD" office:value="80.2796" calcext:value-type="currency">
            <text:p>$8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10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table:style-name="Default"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1]+[.K11]+[.L11]" office:value-type="currency" office:currency="USD" office:value="44" calcext:value-type="currency">
            <text:p>$44,00</text:p>
          </table:table-cell>
          <table:table-cell table:style-name="ce13" table:formula="of:=[.N10]+[.M11]" office:value-type="currency" office:currency="USD" office:value="413.7204" calcext:value-type="currency">
            <text:p>$413,72</text:p>
          </table:table-cell>
          <table:table-cell table:style-name="ce22" table:formula="of:=[.A11]*budgetjour-[.N11]" office:value-type="currency" office:currency="USD" office:value="86.2796" calcext:value-type="currency">
            <text:p>$8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10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table:style-name="Default" office:value-type="float" office:value="0" calcext:value-type="float">
            <text:p>0</text:p>
          </table:table-cell>
          <table:table-cell table:formula="of:=[.H11]+[.G12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2]+[.K12]+[.L12]" office:value-type="currency" office:currency="USD" office:value="41.94" calcext:value-type="currency">
            <text:p>$41,94</text:p>
          </table:table-cell>
          <table:table-cell table:style-name="ce13" table:formula="of:=[.N11]+[.M12]" office:value-type="currency" office:currency="USD" office:value="455.6604" calcext:value-type="currency">
            <text:p>$455,66</text:p>
          </table:table-cell>
          <table:table-cell table:style-name="ce22" table:formula="of:=[.A12]*budgetjour-[.N12]" office:value-type="currency" office:currency="USD" office:value="94.3396" calcext:value-type="currency">
            <text:p>$94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10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J13]+[.K13]+[.L13]" office:value-type="currency" office:currency="USD" office:value="0" calcext:value-type="currency">
            <text:p>$0,00</text:p>
          </table:table-cell>
          <table:table-cell table:style-name="ce13" table:formula="of:=[.N12]+[.M13]" office:value-type="currency" office:currency="USD" office:value="455.6604" calcext:value-type="currency">
            <text:p>$455,66</text:p>
          </table:table-cell>
          <table:table-cell table:style-name="ce22" table:formula="of:=[.A13]*budgetjour-[.N13]" office:value-type="currency" office:currency="USD" office:value="144.3396" calcext:value-type="currency">
            <text:p>$14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10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table:style-name="Default"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4]+[.K14]+[.L14]" office:value-type="currency" office:currency="USD" office:value="52.93" calcext:value-type="currency">
            <text:p>$52,93</text:p>
          </table:table-cell>
          <table:table-cell table:style-name="ce13" table:formula="of:=[.N13]+[.M14]" office:value-type="currency" office:currency="USD" office:value="508.5904" calcext:value-type="currency">
            <text:p>$508,59</text:p>
          </table:table-cell>
          <table:table-cell table:style-name="ce22" table:formula="of:=[.A14]*budgetjour-[.N14]" office:value-type="currency" office:currency="USD" office:value="141.4096" calcext:value-type="currency">
            <text:p>$141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10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table:style-name="Default"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5]+[.K15]+[.L15]" office:value-type="currency" office:currency="USD" office:value="52" calcext:value-type="currency">
            <text:p>$52,00</text:p>
          </table:table-cell>
          <table:table-cell table:style-name="ce13" table:formula="of:=[.N14]+[.M15]" office:value-type="currency" office:currency="USD" office:value="560.5904" calcext:value-type="currency">
            <text:p>$560,59</text:p>
          </table:table-cell>
          <table:table-cell table:style-name="ce22" table:formula="of:=[.A15]*budgetjour-[.N15]" office:value-type="currency" office:currency="USD" office:value="139.4096" calcext:value-type="currency">
            <text:p>$13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10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table:style-name="Default"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6]+[.K16]+[.L16]" office:value-type="currency" office:currency="USD" office:value="16.67" calcext:value-type="currency">
            <text:p>$16,67</text:p>
          </table:table-cell>
          <table:table-cell table:style-name="ce13" table:formula="of:=[.N15]+[.M16]" office:value-type="currency" office:currency="USD" office:value="577.2604" calcext:value-type="currency">
            <text:p>$577,26</text:p>
          </table:table-cell>
          <table:table-cell table:style-name="ce22" table:formula="of:=[.A16]*budgetjour-[.N16]" office:value-type="currency" office:currency="USD" office:value="172.7396" calcext:value-type="currency">
            <text:p>$172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10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table:style-name="Default"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7]+[.K17]+[.L17]" office:value-type="currency" office:currency="USD" office:value="44.74" calcext:value-type="currency">
            <text:p>$44,74</text:p>
          </table:table-cell>
          <table:table-cell table:style-name="ce13" table:formula="of:=[.N16]+[.M17]" office:value-type="currency" office:currency="USD" office:value="622.0004" calcext:value-type="currency">
            <text:p>$622,00</text:p>
          </table:table-cell>
          <table:table-cell table:style-name="ce22" table:formula="of:=[.A17]*budgetjour-[.N17]" office:value-type="currency" office:currency="USD" office:value="177.9996" calcext:value-type="currency">
            <text:p>$17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10" table:formula="of:=[.D17]" office:value-type="string" office:string-value="Pensacola" calcext:value-type="string">
            <text:p>Pensacola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  <table:table-cell table:formula="of:=[.F17]+[.E18]" office:value-type="float" office:value="1099" calcext:value-type="float">
            <text:p>1099</text:p>
          </table:table-cell>
          <table:table-cell table:style-name="Default" office:value-type="float" office:value="0" calcext:value-type="float">
            <text:p>0</text:p>
          </table:table-cell>
          <table:table-cell table:formula="of:=[.H17]+[.G18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.41" calcext:value-type="currency">
            <text:p>$19,4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8]+[.K18]+[.L18]" office:value-type="currency" office:currency="USD" office:value="44.41" calcext:value-type="currency">
            <text:p>$44,41</text:p>
          </table:table-cell>
          <table:table-cell table:style-name="ce13" table:formula="of:=[.N17]+[.M18]" office:value-type="currency" office:currency="USD" office:value="666.4104" calcext:value-type="currency">
            <text:p>$666,41</text:p>
          </table:table-cell>
          <table:table-cell table:style-name="ce22" table:formula="of:=[.A18]*budgetjour-[.N18]" office:value-type="currency" office:currency="USD" office:value="183.5896" calcext:value-type="currency">
            <text:p>$183,59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10" table:formula="of:=[.D18]" office:value-type="string" office:string-value="Pensacola" calcext:value-type="string">
            <text:p>Pensacola</text:p>
          </table:table-cell>
          <table:table-cell office:value-type="string" calcext:value-type="string">
            <text:p>Dauphin Island</text:p>
          </table:table-cell>
          <table:table-cell office:value-type="float" office:value="94" calcext:value-type="float">
            <text:p>94</text:p>
          </table:table-cell>
          <table:table-cell table:formula="of:=[.F18]+[.E19]" office:value-type="float" office:value="1193" calcext:value-type="float">
            <text:p>1193</text:p>
          </table:table-cell>
          <table:table-cell table:style-name="Default" office:value-type="float" office:value="171" calcext:value-type="float">
            <text:p>171</text:p>
          </table:table-cell>
          <table:table-cell table:formula="of:=[.H18]+[.G19]" office:value-type="float" office:value="2895" calcext:value-type="float">
            <text:p>2895</text:p>
          </table:table-cell>
          <table:table-cell office:value-type="string" calcext:value-type="string">
            <text:p>WarmShowers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6" calcext:value-type="currency">
            <text:p>$6,00</text:p>
          </table:table-cell>
          <table:table-cell table:style-name="ce13" table:formula="of:=[.J19]+[.K19]+[.L19]" office:value-type="currency" office:currency="USD" office:value="6" calcext:value-type="currency">
            <text:p>$6,00</text:p>
          </table:table-cell>
          <table:table-cell table:style-name="ce13" table:formula="of:=[.N18]+[.M19]" office:value-type="currency" office:currency="USD" office:value="672.4104" calcext:value-type="currency">
            <text:p>$672,41</text:p>
          </table:table-cell>
          <table:table-cell table:style-name="ce22" table:formula="of:=[.A19]*budgetjour-[.N19]" office:value-type="currency" office:currency="USD" office:value="227.5896" calcext:value-type="currency">
            <text:p>$227,59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10" table:formula="of:=[.D19]" office:value-type="string" office:string-value="Dauphin Island" calcext:value-type="string">
            <text:p>Dauphin Island</text:p>
          </table:table-cell>
          <table:table-cell office:value-type="string" calcext:value-type="string">
            <text:p>Pascagoula</text:p>
          </table:table-cell>
          <table:table-cell office:value-type="float" office:value="72" calcext:value-type="float">
            <text:p>72</text:p>
          </table:table-cell>
          <table:table-cell table:formula="of:=[.F19]+[.E20]" office:value-type="float" office:value="1265" calcext:value-type="float">
            <text:p>1265</text:p>
          </table:table-cell>
          <table:table-cell table:style-name="Default" office:value-type="float" office:value="185" calcext:value-type="float">
            <text:p>185</text:p>
          </table:table-cell>
          <table:table-cell table:formula="of:=[.H19]+[.G20]" office:value-type="float" office:value="3080" calcext:value-type="float">
            <text:p>308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76" calcext:value-type="currency">
            <text:p>$76,00</text:p>
          </table:table-cell>
          <table:table-cell table:style-name="ce13" office:value-type="currency" office:currency="USD" office:value="16.91" calcext:value-type="currency">
            <text:p>$16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0]+[.K20]+[.L20]" office:value-type="currency" office:currency="USD" office:value="92.91" calcext:value-type="currency">
            <text:p>$92,91</text:p>
          </table:table-cell>
          <table:table-cell table:style-name="ce13" table:formula="of:=[.N19]+[.M20]" office:value-type="currency" office:currency="USD" office:value="765.3204" calcext:value-type="currency">
            <text:p>$765,32</text:p>
          </table:table-cell>
          <table:table-cell table:style-name="ce22" table:formula="of:=[.A20]*budgetjour-[.N20]" office:value-type="currency" office:currency="USD" office:value="184.6796" calcext:value-type="currency">
            <text:p>$184,6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10" table:formula="of:=[.D20]" office:value-type="string" office:string-value="Pascagoula" calcext:value-type="string">
            <text:p>Pascagoula</text:p>
          </table:table-cell>
          <table:table-cell office:value-type="string" calcext:value-type="string">
            <text:p>Bay Saint Louis</text:p>
          </table:table-cell>
          <table:table-cell office:value-type="float" office:value="93" calcext:value-type="float">
            <text:p>93</text:p>
          </table:table-cell>
          <table:table-cell table:formula="of:=[.F20]+[.E21]" office:value-type="float" office:value="1358" calcext:value-type="float">
            <text:p>1358</text:p>
          </table:table-cell>
          <table:table-cell table:style-name="Default" office:value-type="float" office:value="189" calcext:value-type="float">
            <text:p>189</text:p>
          </table:table-cell>
          <table:table-cell table:formula="of:=[.H20]+[.G21]" office:value-type="float" office:value="3269" calcext:value-type="float">
            <text:p>3269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6" calcext:value-type="currency">
            <text:p>$5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21]+[.K21]+[.L21]" office:value-type="currency" office:currency="USD" office:value="56" calcext:value-type="currency">
            <text:p>$56,00</text:p>
          </table:table-cell>
          <table:table-cell table:style-name="ce13" table:formula="of:=[.N20]+[.M21]" office:value-type="currency" office:currency="USD" office:value="821.3204" calcext:value-type="currency">
            <text:p>$821,32</text:p>
          </table:table-cell>
          <table:table-cell table:style-name="ce22" table:formula="of:=[.A21]*budgetjour-[.N21]" office:value-type="currency" office:currency="USD" office:value="178.6796" calcext:value-type="currency">
            <text:p>$178,6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10" table:formula="of:=[.D21]" office:value-type="string" office:string-value="Bay Saint Louis" calcext:value-type="string">
            <text:p>Bay Saint Louis</text:p>
          </table:table-cell>
          <table:table-cell office:value-type="string" calcext:value-type="string">
            <text:p>Nouvelle-Orléans</text:p>
          </table:table-cell>
          <table:table-cell office:value-type="float" office:value="105" calcext:value-type="float">
            <text:p>105</text:p>
          </table:table-cell>
          <table:table-cell table:formula="of:=[.F21]+[.E22]" office:value-type="float" office:value="1463" calcext:value-type="float">
            <text:p>1463</text:p>
          </table:table-cell>
          <table:table-cell table:style-name="Default" office:value-type="float" office:value="140" calcext:value-type="float">
            <text:p>140</text:p>
          </table:table-cell>
          <table:table-cell table:formula="of:=[.H21]+[.G22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2]+[.K22]+[.L22]" office:value-type="currency" office:currency="USD" office:value="99.205" calcext:value-type="currency">
            <text:p>$99,21</text:p>
          </table:table-cell>
          <table:table-cell table:style-name="ce13" table:formula="of:=[.N21]+[.M22]" office:value-type="currency" office:currency="USD" office:value="920.5254" calcext:value-type="currency">
            <text:p>$920,53</text:p>
          </table:table-cell>
          <table:table-cell table:style-name="ce22" table:formula="of:=[.A22]*budgetjour-[.N22]" office:value-type="currency" office:currency="USD" office:value="129.4746" calcext:value-type="currency">
            <text:p>$129,47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10" table:formula="of:=[.D22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2]+[.E23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2]+[.G23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table:formula="of:=10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3]+[.K23]+[.L23]" office:value-type="currency" office:currency="USD" office:value="84.205" calcext:value-type="currency">
            <text:p>$84,21</text:p>
          </table:table-cell>
          <table:table-cell table:style-name="ce13" table:formula="of:=[.N22]+[.M23]" office:value-type="currency" office:currency="USD" office:value="1004.7304" calcext:value-type="currency">
            <text:p>$1 004,73</text:p>
          </table:table-cell>
          <table:table-cell table:style-name="ce22" table:formula="of:=[.A23]*budgetjour-[.N23]" office:value-type="currency" office:currency="USD" office:value="95.2696" calcext:value-type="currency">
            <text:p>$95,27</text:p>
          </table:table-cell>
          <table:table-cell table:style-name="ce34" office:value-type="string" calcext:value-type="string">
            <text:p>, +walmart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10" table:formula="of:=[.D23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3]+[.G24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Default" office:value-type="float" office:value="0" calcext:value-type="float">
            <text:p>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4]+[.K25]+[.L24]" office:value-type="currency" office:currency="USD" office:value="108.115" calcext:value-type="currency">
            <text:p>$108,12</text:p>
          </table:table-cell>
          <table:table-cell table:style-name="ce13" table:formula="of:=[.N23]+[.M24]" office:value-type="currency" office:currency="USD" office:value="1112.8454" calcext:value-type="currency">
            <text:p>$1 112,85</text:p>
          </table:table-cell>
          <table:table-cell table:style-name="ce22" table:formula="of:=[.A24]*budgetjour-[.N24]" office:value-type="currency" office:currency="USD" office:value="37.1546000000001" calcext:value-type="currency">
            <text:p>$37,15</text:p>
          </table:table-cell>
          <table:table-cell table:style-name="ce34" office:value-type="string" calcext:value-type="string">
            <text:p>'+cvs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10" table:formula="of:=[.D24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4]+[.E25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4]+[.G25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33.91" calcext:value-type="currency">
            <text:p>$33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5]+[.K25]+[.L25]" office:value-type="currency" office:currency="USD" office:value="108.115" calcext:value-type="currency">
            <text:p>$108,12</text:p>
          </table:table-cell>
          <table:table-cell table:style-name="ce13" table:formula="of:=[.N24]+[.M25]" office:value-type="currency" office:currency="USD" office:value="1220.9604" calcext:value-type="currency">
            <text:p>$1 220,96</text:p>
          </table:table-cell>
          <table:table-cell table:style-name="ce22" table:formula="of:=[.A25]*budgetjour-[.N25]" office:value-type="currency" office:currency="USD" office:value="-20.9603999999999" calcext:value-type="currency">
            <text:p>-$20,9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10" table:formula="of:=[.D25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Convent</text:p>
          </table:table-cell>
          <table:table-cell office:value-type="float" office:value="99" calcext:value-type="float">
            <text:p>99</text:p>
          </table:table-cell>
          <table:table-cell table:formula="of:=[.F25]+[.E26]" office:value-type="float" office:value="1562" calcext:value-type="float">
            <text:p>1562</text:p>
          </table:table-cell>
          <table:table-cell table:style-name="Default" office:value-type="float" office:value="173" calcext:value-type="float">
            <text:p>173</text:p>
          </table:table-cell>
          <table:table-cell table:formula="of:=[.H25]+[.G26]" office:value-type="float" office:value="3582" calcext:value-type="float">
            <text:p>3582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26]+[.K26]+[.L26]" office:value-type="currency" office:currency="USD" office:value="10" calcext:value-type="currency">
            <text:p>$10,00</text:p>
          </table:table-cell>
          <table:table-cell table:style-name="ce13" table:formula="of:=[.N25]+[.M26]" office:value-type="currency" office:currency="USD" office:value="1230.9604" calcext:value-type="currency">
            <text:p>$1 230,96</text:p>
          </table:table-cell>
          <table:table-cell table:style-name="ce22" table:formula="of:=[.A26]*budgetjour-[.N26]" office:value-type="currency" office:currency="USD" office:value="19.0396000000001" calcext:value-type="currency">
            <text:p>$1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10" table:formula="of:=[.D26]" office:value-type="string" office:string-value="Convent" calcext:value-type="string">
            <text:p>Convent</text:p>
          </table:table-cell>
          <table:table-cell office:value-type="string" calcext:value-type="string">
            <text:p>Baton Rouge</text:p>
          </table:table-cell>
          <table:table-cell office:value-type="float" office:value="109" calcext:value-type="float">
            <text:p>109</text:p>
          </table:table-cell>
          <table:table-cell table:formula="of:=[.F26]+[.E27]" office:value-type="float" office:value="1671" calcext:value-type="float">
            <text:p>1671</text:p>
          </table:table-cell>
          <table:table-cell table:style-name="Default" office:value-type="float" office:value="228" calcext:value-type="float">
            <text:p>228</text:p>
          </table:table-cell>
          <table:table-cell table:formula="of:=[.H26]+[.G27]" office:value-type="float" office:value="3810" calcext:value-type="float">
            <text:p>381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7]+[.K27]+[.L27]" office:value-type="currency" office:currency="USD" office:value="57" calcext:value-type="currency">
            <text:p>$57,00</text:p>
          </table:table-cell>
          <table:table-cell table:style-name="ce13" table:formula="of:=[.N26]+[.M27]" office:value-type="currency" office:currency="USD" office:value="1287.9604" calcext:value-type="currency">
            <text:p>$1 287,96</text:p>
          </table:table-cell>
          <table:table-cell table:style-name="ce22" table:formula="of:=[.A27]*budgetjour-[.N27]" office:value-type="currency" office:currency="USD" office:value="12.0396000000001" calcext:value-type="currency">
            <text:p>$1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10" table:formula="of:=[.D27]" office:value-type="string" office:string-value="Baton Rouge" calcext:value-type="string">
            <text:p>Baton Rouge</text:p>
          </table:table-cell>
          <table:table-cell office:value-type="string" calcext:value-type="string">
            <text:p>Baton Rouge</text:p>
          </table:table-cell>
          <table:table-cell office:value-type="float" office:value="0" calcext:value-type="float">
            <text:p>0</text:p>
          </table:table-cell>
          <table:table-cell table:formula="of:=[.F27]+[.E28]" office:value-type="float" office:value="1671" calcext:value-type="float">
            <text:p>1671</text:p>
          </table:table-cell>
          <table:table-cell table:style-name="Default" office:value-type="float" office:value="0" calcext:value-type="float">
            <text:p>0</text:p>
          </table:table-cell>
          <table:table-cell table:formula="of:=[.H27]+[.G28]" office:value-type="float" office:value="3810" calcext:value-type="float">
            <text:p>381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57" calcext:value-type="currency">
            <text:p>$57,00</text:p>
          </table:table-cell>
          <table:table-cell table:style-name="ce13" table:formula="of:=13+16.48" office:value-type="currency" office:currency="USD" office:value="29.48" calcext:value-type="currency">
            <text:p>$29,48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8]+[.K28]+[.L28]" office:value-type="currency" office:currency="USD" office:value="86.48" calcext:value-type="currency">
            <text:p>$86,48</text:p>
          </table:table-cell>
          <table:table-cell table:style-name="ce13" table:formula="of:=[.N27]+[.M28]" office:value-type="currency" office:currency="USD" office:value="1374.4404" calcext:value-type="currency">
            <text:p>$1 374,44</text:p>
          </table:table-cell>
          <table:table-cell table:style-name="ce22" table:formula="of:=[.A28]*budgetjour-[.N28]" office:value-type="currency" office:currency="USD" office:value="-24.4404" calcext:value-type="currency">
            <text:p>-$24,4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10" table:formula="of:=[.D28]" office:value-type="string" office:string-value="Baton Rouge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87" calcext:value-type="float">
            <text:p>87</text:p>
          </table:table-cell>
          <table:table-cell table:formula="of:=[.F28]+[.E29]" office:value-type="float" office:value="1758" calcext:value-type="float">
            <text:p>1758</text:p>
          </table:table-cell>
          <table:table-cell table:style-name="Default" office:value-type="float" office:value="250" calcext:value-type="float">
            <text:p>250</text:p>
          </table:table-cell>
          <table:table-cell table:formula="of:=[.H28]+[.G29]" office:value-type="float" office:value="4060" calcext:value-type="float">
            <text:p>406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21.43" calcext:value-type="currency">
            <text:p>$21,4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9]+[.K29]+[.L29]" office:value-type="currency" office:currency="USD" office:value="36.43" calcext:value-type="currency">
            <text:p>$36,43</text:p>
          </table:table-cell>
          <table:table-cell table:style-name="ce13" table:formula="of:=[.N28]+[.M29]" office:value-type="currency" office:currency="USD" office:value="1410.8704" calcext:value-type="currency">
            <text:p>$1 410,87</text:p>
          </table:table-cell>
          <table:table-cell table:style-name="ce22" table:formula="of:=[.A29]*budgetjour-[.N29]" office:value-type="currency" office:currency="USD" office:value="-10.8704" calcext:value-type="currency">
            <text:p>-$10,87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10" table:formula="of:=[.D29]" office:value-type="string" office:string-value="Morganza" calcext:value-type="string">
            <text:p>Morganza</text:p>
          </table:table-cell>
          <table:table-cell office:value-type="string" calcext:value-type="string">
            <text:p>Marksville</text:p>
          </table:table-cell>
          <table:table-cell office:value-type="float" office:value="94" calcext:value-type="float">
            <text:p>94</text:p>
          </table:table-cell>
          <table:table-cell table:formula="of:=[.F29]+[.E30]" office:value-type="float" office:value="1852" calcext:value-type="float">
            <text:p>1852</text:p>
          </table:table-cell>
          <table:table-cell table:style-name="Default" office:value-type="float" office:value="227" calcext:value-type="float">
            <text:p>227</text:p>
          </table:table-cell>
          <table:table-cell table:formula="of:=[.H29]+[.G30]" office:value-type="float" office:value="4287" calcext:value-type="float">
            <text:p>4287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8.22" calcext:value-type="currency">
            <text:p>$68,22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0]+[.K30]+[.L30]" office:value-type="currency" office:currency="USD" office:value="73.22" calcext:value-type="currency">
            <text:p>$73,22</text:p>
          </table:table-cell>
          <table:table-cell table:style-name="ce13" table:formula="of:=[.N29]+[.M30]" office:value-type="currency" office:currency="USD" office:value="1484.0904" calcext:value-type="currency">
            <text:p>$1 484,09</text:p>
          </table:table-cell>
          <table:table-cell table:style-name="ce22" table:formula="of:=[.A30]*budgetjour-[.N30]" office:value-type="currency" office:currency="USD" office:value="-34.0904" calcext:value-type="currency">
            <text:p>-$34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10" table:formula="of:=[.D30]" office:value-type="string" office:string-value="Marksville" calcext:value-type="string">
            <text:p>Marksville</text:p>
          </table:table-cell>
          <table:table-cell office:value-type="string" calcext:value-type="string">
            <text:p>Ville Platte</text:p>
          </table:table-cell>
          <table:table-cell office:value-type="float" office:value="91" calcext:value-type="float">
            <text:p>91</text:p>
          </table:table-cell>
          <table:table-cell table:formula="of:=[.F30]+[.E31]" office:value-type="float" office:value="1943" calcext:value-type="float">
            <text:p>1943</text:p>
          </table:table-cell>
          <table:table-cell table:style-name="Default" office:value-type="float" office:value="217" calcext:value-type="float">
            <text:p>217</text:p>
          </table:table-cell>
          <table:table-cell table:formula="of:=[.H30]+[.G31]" office:value-type="float" office:value="4504" calcext:value-type="float">
            <text:p>4504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46.8" calcext:value-type="currency">
            <text:p>$46,80</text:p>
          </table:table-cell>
          <table:table-cell table:style-name="ce13" table:formula="of:=17.66+6.79" office:value-type="currency" office:currency="USD" office:value="24.45" calcext:value-type="currency">
            <text:p>$24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1]+[.K31]+[.L31]" office:value-type="currency" office:currency="USD" office:value="71.25" calcext:value-type="currency">
            <text:p>$71,25</text:p>
          </table:table-cell>
          <table:table-cell table:style-name="ce13" table:formula="of:=[.N30]+[.M31]" office:value-type="currency" office:currency="USD" office:value="1555.3404" calcext:value-type="currency">
            <text:p>$1 555,34</text:p>
          </table:table-cell>
          <table:table-cell table:style-name="ce22" table:formula="of:=[.A31]*budgetjour-[.N31]" office:value-type="currency" office:currency="USD" office:value="-55.3404" calcext:value-type="currency">
            <text:p>-$55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10" table:formula="of:=[.D31]" office:value-type="string" office:string-value="Ville Platte" calcext:value-type="string">
            <text:p>Ville Platte</text:p>
          </table:table-cell>
          <table:table-cell office:value-type="string" calcext:value-type="string">
            <text:p>Oberlin</text:p>
          </table:table-cell>
          <table:table-cell office:value-type="float" office:value="61" calcext:value-type="float">
            <text:p>61</text:p>
          </table:table-cell>
          <table:table-cell table:formula="of:=[.F31]+[.E32]" office:value-type="float" office:value="2004" calcext:value-type="float">
            <text:p>2004</text:p>
          </table:table-cell>
          <table:table-cell table:style-name="Default" office:value-type="float" office:value="108" calcext:value-type="float">
            <text:p>108</text:p>
          </table:table-cell>
          <table:table-cell table:formula="of:=[.H31]+[.G32]" office:value-type="float" office:value="4612" calcext:value-type="float">
            <text:p>4612</text:p>
          </table:table-cell>
          <table:table-cell office:value-type="string" calcext:value-type="string">
            <text:p>City park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9.46" calcext:value-type="currency">
            <text:p>$9,4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2]+[.K32]+[.L32]" office:value-type="currency" office:currency="USD" office:value="9.46" calcext:value-type="currency">
            <text:p>$9,46</text:p>
          </table:table-cell>
          <table:table-cell table:style-name="ce13" table:formula="of:=[.N31]+[.M32]" office:value-type="currency" office:currency="USD" office:value="1564.8004" calcext:value-type="currency">
            <text:p>$1 564,80</text:p>
          </table:table-cell>
          <table:table-cell table:style-name="ce22" table:formula="of:=[.A32]*budgetjour-[.N32]" office:value-type="currency" office:currency="USD" office:value="-14.8004000000001" calcext:value-type="currency">
            <text:p>-$14,8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10" table:formula="of:=[.D32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 office:value-type="float" office:value="90" calcext:value-type="float">
            <text:p>90</text:p>
          </table:table-cell>
          <table:table-cell table:formula="of:=[.F32]+[.E33]" office:value-type="float" office:value="2094" calcext:value-type="float">
            <text:p>2094</text:p>
          </table:table-cell>
          <table:table-cell table:style-name="Default" office:value-type="float" office:value="275" calcext:value-type="float">
            <text:p>275</text:p>
          </table:table-cell>
          <table:table-cell table:formula="of:=[.H32]+[.G33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12.75" calcext:value-type="currency">
            <text:p>$12,7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3]+[.K33]+[.L33]" office:value-type="currency" office:currency="USD" office:value="22.75" calcext:value-type="currency">
            <text:p>$22,75</text:p>
          </table:table-cell>
          <table:table-cell table:style-name="ce13" table:formula="of:=[.N32]+[.M33]" office:value-type="currency" office:currency="USD" office:value="1587.5504" calcext:value-type="currency">
            <text:p>$1 587,55</text:p>
          </table:table-cell>
          <table:table-cell table:style-name="ce22" table:formula="of:=[.A33]*budgetjour-[.N33]" office:value-type="currency" office:currency="USD" office:value="12.4495999999999" calcext:value-type="currency">
            <text:p>$12,4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10" table:formula="of:=[.D33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3]+[.E34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3]+[.G34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8.4+5" office:value-type="currency" office:currency="USD" office:value="13.4" calcext:value-type="currency">
            <text:p>$13,4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4]+[.K34]+[.L34]" office:value-type="currency" office:currency="USD" office:value="23.4" calcext:value-type="currency">
            <text:p>$23,40</text:p>
          </table:table-cell>
          <table:table-cell table:style-name="ce13" table:formula="of:=[.N33]+[.M34]" office:value-type="currency" office:currency="USD" office:value="1610.9504" calcext:value-type="currency">
            <text:p>$1 610,95</text:p>
          </table:table-cell>
          <table:table-cell table:style-name="ce22" table:formula="of:=[.A34]*budgetjour-[.N34]" office:value-type="currency" office:currency="USD" office:value="39.0495999999998" calcext:value-type="currency">
            <text:p>$39,0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10" table:formula="of:=[.D34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4]+[.E35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4]+[.G35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10.75+1.58+2.5" office:value-type="currency" office:currency="USD" office:value="14.83" calcext:value-type="currency">
            <text:p>$14,8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5]+[.K35]+[.L35]" office:value-type="currency" office:currency="USD" office:value="24.83" calcext:value-type="currency">
            <text:p>$24,83</text:p>
          </table:table-cell>
          <table:table-cell table:style-name="ce13" table:formula="of:=[.N34]+[.M35]" office:value-type="currency" office:currency="USD" office:value="1635.7804" calcext:value-type="currency">
            <text:p>$1 635,78</text:p>
          </table:table-cell>
          <table:table-cell table:style-name="ce22" table:formula="of:=[.A35]*budgetjour-[.N35]" office:value-type="currency" office:currency="USD" office:value="64.2195999999999" calcext:value-type="currency">
            <text:p>$64,2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10" table:formula="of:=[.D35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5]+[.G36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table:formula="of:=9.5+2.83" office:value-type="currency" office:currency="USD" office:value="12.33" calcext:value-type="currency">
            <text:p>$12,3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6]+[.K36]+[.L36]" office:value-type="currency" office:currency="USD" office:value="27.33" calcext:value-type="currency">
            <text:p>$27,33</text:p>
          </table:table-cell>
          <table:table-cell table:style-name="ce13" table:formula="of:=[.N35]+[.M36]" office:value-type="currency" office:currency="USD" office:value="1663.1104" calcext:value-type="currency">
            <text:p>$1 663,11</text:p>
          </table:table-cell>
          <table:table-cell table:style-name="ce22" table:formula="of:=[.A36]*budgetjour-[.N36]" office:value-type="currency" office:currency="USD" office:value="86.8896" calcext:value-type="currency">
            <text:p>$86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10" table:formula="of:=[.D36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 office:value-type="float" office:value="84" calcext:value-type="float">
            <text:p>84</text:p>
          </table:table-cell>
          <table:table-cell table:formula="of:=[.F36]+[.E37]" office:value-type="float" office:value="2178" calcext:value-type="float">
            <text:p>2178</text:p>
          </table:table-cell>
          <table:table-cell table:style-name="Default" office:value-type="float" office:value="142" calcext:value-type="float">
            <text:p>142</text:p>
          </table:table-cell>
          <table:table-cell table:formula="of:=[.H36]+[.G37]" office:value-type="float" office:value="5029" calcext:value-type="float">
            <text:p>5029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37]+[.K37]+[.L37]" office:value-type="currency" office:currency="USD" office:value="15" calcext:value-type="currency">
            <text:p>$15,00</text:p>
          </table:table-cell>
          <table:table-cell table:style-name="ce13" table:formula="of:=[.N36]+[.M37]" office:value-type="currency" office:currency="USD" office:value="1678.1104" calcext:value-type="currency">
            <text:p>$1 678,11</text:p>
          </table:table-cell>
          <table:table-cell table:style-name="ce22" table:formula="of:=[.A37]*budgetjour-[.N37]" office:value-type="currency" office:currency="USD" office:value="121.8896" calcext:value-type="currency">
            <text:p>$12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10" table:formula="of:=[.D37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 office:value-type="float" office:value="98" calcext:value-type="float">
            <text:p>98</text:p>
          </table:table-cell>
          <table:table-cell table:formula="of:=[.F37]+[.E38]" office:value-type="float" office:value="2276" calcext:value-type="float">
            <text:p>2276</text:p>
          </table:table-cell>
          <table:table-cell table:style-name="Default" office:value-type="float" office:value="205" calcext:value-type="float">
            <text:p>205</text:p>
          </table:table-cell>
          <table:table-cell table:formula="of:=[.H37]+[.G38]" office:value-type="float" office:value="5234" calcext:value-type="float">
            <text:p>5234</text:p>
          </table:table-cell>
          <table:table-cell office:value-type="string" calcext:value-type="string">
            <text:p>Chambre d’hote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28" office:value-type="currency" office:currency="USD" office:value="16.55" calcext:value-type="currency">
            <text:p>$16,5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8]+[.K38]+[.L38]" office:value-type="currency" office:currency="USD" office:value="36.55" calcext:value-type="currency">
            <text:p>$36,55</text:p>
          </table:table-cell>
          <table:table-cell table:style-name="ce13" table:formula="of:=[.N37]+[.M38]" office:value-type="currency" office:currency="USD" office:value="1714.6604" calcext:value-type="currency">
            <text:p>$1 714,66</text:p>
          </table:table-cell>
          <table:table-cell table:style-name="ce22" table:formula="of:=[.A38]*budgetjour-[.N38]" office:value-type="currency" office:currency="USD" office:value="135.3396" calcext:value-type="currency">
            <text:p>$135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10" table:formula="of:=[.D38]" office:value-type="string" office:string-value="Shepherd" calcext:value-type="string">
            <text:p>Shepherd</text:p>
          </table:table-cell>
          <table:table-cell office:value-type="string" calcext:value-type="string">
            <text:p>New Waverly</text:p>
          </table:table-cell>
          <table:table-cell office:value-type="float" office:value="83" calcext:value-type="float">
            <text:p>83</text:p>
          </table:table-cell>
          <table:table-cell table:formula="of:=[.F38]+[.E39]" office:value-type="float" office:value="2359" calcext:value-type="float">
            <text:p>2359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H38]+[.G39]" office:value-type="float" office:value="5771" calcext:value-type="float">
            <text:p>5771</text:p>
          </table:table-cell>
          <table:table-cell office:value-type="string" calcext:value-type="string">
            <text:p>Sauvage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0.02+1.69" office:value-type="currency" office:currency="USD" office:value="11.71" calcext:value-type="currency">
            <text:p>$11,7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9]+[.K39]+[.L39]" office:value-type="currency" office:currency="USD" office:value="11.71" calcext:value-type="currency">
            <text:p>$11,71</text:p>
          </table:table-cell>
          <table:table-cell table:style-name="ce13" table:formula="of:=[.N38]+[.M39]" office:value-type="currency" office:currency="USD" office:value="1726.3704" calcext:value-type="currency">
            <text:p>$1 726,37</text:p>
          </table:table-cell>
          <table:table-cell table:style-name="ce22" table:formula="of:=[.A39]*budgetjour-[.N39]" office:value-type="currency" office:currency="USD" office:value="173.6296" calcext:value-type="currency">
            <text:p>$173,6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10" table:formula="of:=[.D39]" office:value-type="string" office:string-value="New Waverly" calcext:value-type="string">
            <text:p>New Waverly</text:p>
          </table:table-cell>
          <table:table-cell office:value-type="string" calcext:value-type="string">
            <text:p>Navasota</text:p>
          </table:table-cell>
          <table:table-cell office:value-type="float" office:value="59" calcext:value-type="float">
            <text:p>59</text:p>
          </table:table-cell>
          <table:table-cell table:formula="of:=[.F39]+[.E40]" office:value-type="float" office:value="2418" calcext:value-type="float">
            <text:p>2418</text:p>
          </table:table-cell>
          <table:table-cell table:style-name="Default" office:value-type="float" office:value="463" calcext:value-type="float">
            <text:p>463</text:p>
          </table:table-cell>
          <table:table-cell table:formula="of:=[.H39]+[.G40]" office:value-type="float" office:value="6234" calcext:value-type="float">
            <text:p>6234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5" calcext:value-type="currency">
            <text:p>$65,00</text:p>
          </table:table-cell>
          <table:table-cell table:style-name="ce13" office:value-type="currency" office:currency="USD" office:value="30.54" calcext:value-type="currency">
            <text:p>$30,5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0]+[.K40]+[.L40]" office:value-type="currency" office:currency="USD" office:value="95.54" calcext:value-type="currency">
            <text:p>$95,54</text:p>
          </table:table-cell>
          <table:table-cell table:style-name="ce13" table:formula="of:=[.N39]+[.M40]" office:value-type="currency" office:currency="USD" office:value="1821.9104" calcext:value-type="currency">
            <text:p>$1 821,91</text:p>
          </table:table-cell>
          <table:table-cell table:style-name="ce22" table:formula="of:=[.A40]*budgetjour-[.N40]" office:value-type="currency" office:currency="USD" office:value="128.0896" calcext:value-type="currency">
            <text:p>$12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formula="of:=[.D40]" office:value-type="string" office:string-value="Navasota" calcext:value-type="string">
            <text:p>Navasota</text:p>
          </table:table-cell>
          <table:table-cell office:value-type="string" calcext:value-type="string">
            <text:p>Round Top</text:p>
          </table:table-cell>
          <table:table-cell office:value-type="float" office:value="87" calcext:value-type="float">
            <text:p>87</text:p>
          </table:table-cell>
          <table:table-cell table:formula="of:=[.F40]+[.E41]" office:value-type="float" office:value="2505" calcext:value-type="float">
            <text:p>2505</text:p>
          </table:table-cell>
          <table:table-cell table:style-name="Default" office:value-type="float" office:value="754" calcext:value-type="float">
            <text:p>754</text:p>
          </table:table-cell>
          <table:table-cell table:formula="of:=[.H40]+[.G41]" office:value-type="float" office:value="6988" calcext:value-type="float">
            <text:p>6988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41]+[.K41]+[.L41]" office:value-type="currency" office:currency="USD" office:value="10" calcext:value-type="currency">
            <text:p>$10,00</text:p>
          </table:table-cell>
          <table:table-cell table:style-name="ce13" table:formula="of:=[.N40]+[.M41]" office:value-type="currency" office:currency="USD" office:value="1831.9104" calcext:value-type="currency">
            <text:p>$1 831,91</text:p>
          </table:table-cell>
          <table:table-cell table:style-name="ce22" table:formula="of:=[.A41]*budgetjour-[.N41]" office:value-type="currency" office:currency="USD" office:value="168.0896" calcext:value-type="currency">
            <text:p>$16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10" table:formula="of:=[.D41]" office:value-type="string" office:string-value="Round Top" calcext:value-type="string">
            <text:p>Round Top</text:p>
          </table:table-cell>
          <table:table-cell office:value-type="string" calcext:value-type="string">
            <text:p>Bastrop</text:p>
          </table:table-cell>
          <table:table-cell office:value-type="float" office:value="91" calcext:value-type="float">
            <text:p>91</text:p>
          </table:table-cell>
          <table:table-cell table:formula="of:=[.F41]+[.E42]" office:value-type="float" office:value="2596" calcext:value-type="float">
            <text:p>2596</text:p>
          </table:table-cell>
          <table:table-cell table:style-name="Default" office:value-type="float" office:value="818" calcext:value-type="float">
            <text:p>818</text:p>
          </table:table-cell>
          <table:table-cell table:formula="of:=[.H41]+[.G42]" office:value-type="float" office:value="7806" calcext:value-type="float">
            <text:p>7806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.38" calcext:value-type="currency">
            <text:p>$1,38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table:formula="of:=[.J42]+[.K42]+[.L42]" office:value-type="currency" office:currency="USD" office:value="26.38" calcext:value-type="currency">
            <text:p>$26,38</text:p>
          </table:table-cell>
          <table:table-cell table:style-name="ce13" table:formula="of:=[.N41]+[.M42]" office:value-type="currency" office:currency="USD" office:value="1858.2904" calcext:value-type="currency">
            <text:p>$1 858,29</text:p>
          </table:table-cell>
          <table:table-cell table:style-name="ce22" table:formula="of:=[.A42]*budgetjour-[.N42]" office:value-type="currency" office:currency="USD" office:value="191.7096" calcext:value-type="currency">
            <text:p>$191,7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10" table:formula="of:=[.D42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 office:value-type="float" office:value="72" calcext:value-type="float">
            <text:p>72</text:p>
          </table:table-cell>
          <table:table-cell table:formula="of:=[.F42]+[.E43]" office:value-type="float" office:value="2668" calcext:value-type="float">
            <text:p>2668</text:p>
          </table:table-cell>
          <table:table-cell table:style-name="Default" office:value-type="float" office:value="556" calcext:value-type="float">
            <text:p>556</text:p>
          </table:table-cell>
          <table:table-cell table:formula="of:=[.H42]+[.G43]" office:value-type="float" office:value="8362" calcext:value-type="float">
            <text:p>8362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86.58" calcext:value-type="currency">
            <text:p>$86,58</text:p>
          </table:table-cell>
          <table:table-cell table:style-name="ce13" table:formula="of:=28.72+4.87" office:value-type="currency" office:currency="USD" office:value="33.59" calcext:value-type="currency">
            <text:p>$33,59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3]+[.K43]+[.L43]" office:value-type="currency" office:currency="USD" office:value="120.17" calcext:value-type="currency">
            <text:p>$120,17</text:p>
          </table:table-cell>
          <table:table-cell table:style-name="ce13" table:formula="of:=[.N42]+[.M43]" office:value-type="currency" office:currency="USD" office:value="1978.4604" calcext:value-type="currency">
            <text:p>$1 978,46</text:p>
          </table:table-cell>
          <table:table-cell table:style-name="ce22" table:formula="of:=[.A43]*budgetjour-[.N43]" office:value-type="currency" office:currency="USD" office:value="121.5396" calcext:value-type="currency">
            <text:p>$121,5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10" table:formula="of:=[.D43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3]+[.E44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3]+[.G44]" office:value-type="float" office:value="8362" calcext:value-type="float">
            <text:p>8362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81.89" calcext:value-type="currency">
            <text:p>$81,89</text:p>
          </table:table-cell>
          <table:table-cell table:style-name="ce13" office:value-type="currency" office:currency="USD" office:value="15.82" calcext:value-type="currency">
            <text:p>$15,8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4]+[.K44]+[.L44]" office:value-type="currency" office:currency="USD" office:value="97.71" calcext:value-type="currency">
            <text:p>$97,71</text:p>
          </table:table-cell>
          <table:table-cell table:style-name="ce13" table:formula="of:=[.N43]+[.M44]" office:value-type="currency" office:currency="USD" office:value="2076.1704" calcext:value-type="currency">
            <text:p>$2 076,17</text:p>
          </table:table-cell>
          <table:table-cell table:style-name="ce22" table:formula="of:=[.A44]*budgetjour-[.N44]" office:value-type="currency" office:currency="USD" office:value="73.8296" calcext:value-type="currency">
            <text:p>$73,83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10" table:formula="of:=[.D44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4]+[.E45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4]+[.G45]" office:value-type="float" office:value="8362" calcext:value-type="float">
            <text:p>8362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1.48+4.86" office:value-type="currency" office:currency="USD" office:value="16.34" calcext:value-type="currency">
            <text:p>$16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5]+[.K45]+[.L45]" office:value-type="currency" office:currency="USD" office:value="16.34" calcext:value-type="currency">
            <text:p>$16,34</text:p>
          </table:table-cell>
          <table:table-cell table:style-name="ce13" table:formula="of:=[.N44]+[.M45]" office:value-type="currency" office:currency="USD" office:value="2092.5104" calcext:value-type="currency">
            <text:p>$2 092,51</text:p>
          </table:table-cell>
          <table:table-cell table:style-name="ce22" table:formula="of:=[.A45]*budgetjour-[.N45]" office:value-type="currency" office:currency="USD" office:value="107.4896" calcext:value-type="currency">
            <text:p>$107,49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10" table:formula="of:=[.D45]" office:value-type="string" office:string-value="Austin" calcext:value-type="string">
            <text:p>Austin</text:p>
          </table:table-cell>
          <table:table-cell office:value-type="string" calcext:value-type="string">
            <text:p>Johnson City</text:p>
          </table:table-cell>
          <table:table-cell office:value-type="float" office:value="83" calcext:value-type="float">
            <text:p>83</text:p>
          </table:table-cell>
          <table:table-cell table:formula="of:=[.F45]+[.E46]" office:value-type="float" office:value="2751" calcext:value-type="float">
            <text:p>2751</text:p>
          </table:table-cell>
          <table:table-cell table:style-name="Default" office:value-type="float" office:value="860" calcext:value-type="float">
            <text:p>860</text:p>
          </table:table-cell>
          <table:table-cell table:formula="of:=[.H45]+[.G46]" office:value-type="float" office:value="9222" calcext:value-type="float">
            <text:p>9222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table:formula="of:=3.56+25" office:value-type="currency" office:currency="USD" office:value="28.56" calcext:value-type="currency">
            <text:p>$28,5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6]+[.K46]+[.L46]" office:value-type="currency" office:currency="USD" office:value="48.56" calcext:value-type="currency">
            <text:p>$48,56</text:p>
          </table:table-cell>
          <table:table-cell table:style-name="ce13" table:formula="of:=[.N45]+[.M46]" office:value-type="currency" office:currency="USD" office:value="2141.0704" calcext:value-type="currency">
            <text:p>$2 141,07</text:p>
          </table:table-cell>
          <table:table-cell table:style-name="ce22" table:formula="of:=[.A46]*budgetjour-[.N46]" office:value-type="currency" office:currency="USD" office:value="108.9296" calcext:value-type="currency">
            <text:p>$108,93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10" table:formula="of:=[.D46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63" calcext:value-type="float">
            <text:p>63</text:p>
          </table:table-cell>
          <table:table-cell table:formula="of:=[.F46]+[.E47]" office:value-type="float" office:value="2814" calcext:value-type="float">
            <text:p>2814</text:p>
          </table:table-cell>
          <table:table-cell table:style-name="Default" office:value-type="float" office:value="714" calcext:value-type="float">
            <text:p>714</text:p>
          </table:table-cell>
          <table:table-cell table:formula="of:=[.H46]+[.G47]" office:value-type="float" office:value="9936" calcext:value-type="float">
            <text:p>9936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29.9" calcext:value-type="currency">
            <text:p>$29,9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7]+[.K47]+[.L47]" office:value-type="currency" office:currency="USD" office:value="29.9" calcext:value-type="currency">
            <text:p>$29,90</text:p>
          </table:table-cell>
          <table:table-cell table:style-name="ce13" table:formula="of:=[.N46]+[.M47]" office:value-type="currency" office:currency="USD" office:value="2170.9704" calcext:value-type="currency">
            <text:p>$2 170,97</text:p>
          </table:table-cell>
          <table:table-cell table:style-name="ce22" table:formula="of:=[.A47]*budgetjour-[.N47]" office:value-type="currency" office:currency="USD" office:value="129.0296" calcext:value-type="currency">
            <text:p>$129,03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10" table:formula="of:=[.D47]" office:value-type="string" office:string-value="Fredericksburg" calcext:value-type="string">
            <text:p>Fredericksburg</text:p>
          </table:table-cell>
          <table:table-cell office:value-type="string" calcext:value-type="string">
            <text:p>Hunt</text:p>
          </table:table-cell>
          <table:table-cell office:value-type="float" office:value="81" calcext:value-type="float">
            <text:p>81</text:p>
          </table:table-cell>
          <table:table-cell table:formula="of:=[.F47]+[.E48]" office:value-type="float" office:value="2895" calcext:value-type="float">
            <text:p>2895</text:p>
          </table:table-cell>
          <table:table-cell table:style-name="Default" office:value-type="float" office:value="679" calcext:value-type="float">
            <text:p>679</text:p>
          </table:table-cell>
          <table:table-cell table:formula="of:=[.H47]+[.G48]" office:value-type="float" office:value="10615" calcext:value-type="float">
            <text:p>10615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106" calcext:value-type="currency">
            <text:p>$10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48]+[.K48]+[.L48]" office:value-type="currency" office:currency="USD" office:value="106" calcext:value-type="currency">
            <text:p>$106,00</text:p>
          </table:table-cell>
          <table:table-cell table:style-name="ce13" table:formula="of:=[.N47]+[.M48]" office:value-type="currency" office:currency="USD" office:value="2276.9704" calcext:value-type="currency">
            <text:p>$2 276,97</text:p>
          </table:table-cell>
          <table:table-cell table:style-name="ce22" table:formula="of:=[.A48]*budgetjour-[.N48]" office:value-type="currency" office:currency="USD" office:value="73.0295999999998" calcext:value-type="currency">
            <text:p>$73,03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10" table:formula="of:=[.D48]" office:value-type="string" office:string-value="Hunt" calcext:value-type="string">
            <text:p>Hunt</text:p>
          </table:table-cell>
          <table:table-cell office:value-type="string" calcext:value-type="string">
            <text:p>Leakey</text:p>
          </table:table-cell>
          <table:table-cell office:value-type="float" office:value="76" calcext:value-type="float">
            <text:p>76</text:p>
          </table:table-cell>
          <table:table-cell table:formula="of:=[.F48]+[.E49]" office:value-type="float" office:value="2971" calcext:value-type="float">
            <text:p>2971</text:p>
          </table:table-cell>
          <table:table-cell table:style-name="Default" office:value-type="float" office:value="995" calcext:value-type="float">
            <text:p>995</text:p>
          </table:table-cell>
          <table:table-cell table:formula="of:=[.H48]+[.G49]" office:value-type="float" office:value="11610" calcext:value-type="float">
            <text:p>1161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85.52" calcext:value-type="currency">
            <text:p>$85,52</text:p>
          </table:table-cell>
          <table:table-cell table:style-name="ce13" table:formula="of:=3.12+15" office:value-type="currency" office:currency="USD" office:value="18.12" calcext:value-type="currency">
            <text:p>$18,1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9]+[.K49]+[.L49]" office:value-type="currency" office:currency="USD" office:value="103.64" calcext:value-type="currency">
            <text:p>$103,64</text:p>
          </table:table-cell>
          <table:table-cell table:style-name="ce13" table:formula="of:=[.N48]+[.M49]" office:value-type="currency" office:currency="USD" office:value="2380.6104" calcext:value-type="currency">
            <text:p>$2 380,61</text:p>
          </table:table-cell>
          <table:table-cell table:style-name="ce22" table:formula="of:=[.A49]*budgetjour-[.N49]" office:value-type="currency" office:currency="USD" office:value="19.3896" calcext:value-type="currency">
            <text:p>$19,39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10" table:formula="of:=[.D49]" office:value-type="string" office:string-value="Leakey" calcext:value-type="string">
            <text:p>Leakey</text:p>
          </table:table-cell>
          <table:table-cell office:value-type="string" calcext:value-type="string">
            <text:p>Bracketville</text:p>
          </table:table-cell>
          <table:table-cell office:value-type="float" office:value="116" calcext:value-type="float">
            <text:p>116</text:p>
          </table:table-cell>
          <table:table-cell table:formula="of:=[.F49]+[.E50]" office:value-type="float" office:value="3087" calcext:value-type="float">
            <text:p>3087</text:p>
          </table:table-cell>
          <table:table-cell table:style-name="Default" office:value-type="float" office:value="791" calcext:value-type="float">
            <text:p>791</text:p>
          </table:table-cell>
          <table:table-cell table:formula="of:=[.H49]+[.G50]" office:value-type="float" office:value="12401" calcext:value-type="float">
            <text:p>12401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" calcext:value-type="currency">
            <text:p>$74,20</text:p>
          </table:table-cell>
          <table:table-cell table:style-name="ce13" table:formula="of:=2.47+2.47+9.91" office:value-type="currency" office:currency="USD" office:value="14.85" calcext:value-type="currency">
            <text:p>$14,8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50]+[.K50]+[.L50]" office:value-type="currency" office:currency="USD" office:value="89.05" calcext:value-type="currency">
            <text:p>$89,05</text:p>
          </table:table-cell>
          <table:table-cell table:style-name="ce13" table:formula="of:=[.N49]+[.M50]" office:value-type="currency" office:currency="USD" office:value="2469.6604" calcext:value-type="currency">
            <text:p>$2 469,66</text:p>
          </table:table-cell>
          <table:table-cell table:style-name="ce22" table:formula="of:=[.A50]*budgetjour-[.N50]" office:value-type="currency" office:currency="USD" office:value="-19.6604000000002" calcext:value-type="currency">
            <text:p>-$19,66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10" table:formula="of:=[.D50]" office:value-type="string" office:string-value="Bracketville" calcext:value-type="string">
            <text:p>Bracketville</text:p>
          </table:table-cell>
          <table:table-cell office:value-type="string" calcext:value-type="string">
            <text:p>Del Rio</text:p>
          </table:table-cell>
          <table:table-cell office:value-type="float" office:value="52" calcext:value-type="float">
            <text:p>52</text:p>
          </table:table-cell>
          <table:table-cell table:formula="of:=[.F50]+[.E51]" office:value-type="float" office:value="3139" calcext:value-type="float">
            <text:p>3139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50]+[.G51]" office:value-type="float" office:value="12567" calcext:value-type="float">
            <text:p>12567</text:p>
          </table:table-cell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42.53" calcext:value-type="currency">
            <text:p>$42,5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51]+[.K51]+[.L51]" office:value-type="currency" office:currency="USD" office:value="110.32" calcext:value-type="currency">
            <text:p>$110,32</text:p>
          </table:table-cell>
          <table:table-cell table:style-name="ce13" table:formula="of:=[.N50]+[.M51]" office:value-type="currency" office:currency="USD" office:value="2579.9804" calcext:value-type="currency">
            <text:p>$2 579,98</text:p>
          </table:table-cell>
          <table:table-cell table:style-name="ce22" table:formula="of:=[.A51]*budgetjour-[.N51]" office:value-type="currency" office:currency="USD" office:value="-79.9804000000004" calcext:value-type="currency">
            <text:p>-$79,98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10" table:formula="of:=[.D51]" office:value-type="string" office:string-value="Del Rio" calcext:value-type="string">
            <text:p>Del Rio</text:p>
          </table:table-cell>
          <table:table-cell office:value-type="string" calcext:value-type="string">
            <text:p>Del Rio</text:p>
          </table:table-cell>
          <table:table-cell/>
          <table:table-cell table:formula="of:=[.F51]+[.E52]" office:value-type="float" office:value="3139" calcext:value-type="float">
            <text:p>3139</text:p>
          </table:table-cell>
          <table:table-cell table:style-name="Default"/>
          <table:table-cell table:formula="of:=[.H51]+[.G52]" office:value-type="float" office:value="12567" calcext:value-type="float">
            <text:p>12567</text:p>
          </table:table-cell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table:number-columns-repeated="2"/>
          <table:table-cell table:style-name="ce13" table:formula="of:=[.J52]+[.K52]+[.L52]" office:value-type="currency" office:currency="USD" office:value="67.79" calcext:value-type="currency">
            <text:p>$67,79</text:p>
          </table:table-cell>
          <table:table-cell table:style-name="ce13" table:formula="of:=[.N51]+[.M52]" office:value-type="currency" office:currency="USD" office:value="2647.7704" calcext:value-type="currency">
            <text:p>$2 647,77</text:p>
          </table:table-cell>
          <table:table-cell table:style-name="ce22" table:formula="of:=[.A52]*budgetjour-[.N52]" office:value-type="currency" office:currency="USD" office:value="-97.7704000000003" calcext:value-type="currency">
            <text:p>-$97,77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10" table:formula="of:=[.D52]" office:value-type="string" office:string-value="Del Rio" calcext:value-type="string">
            <text:p>Del Rio</text:p>
          </table:table-cell>
          <table:table-cell table:number-columns-repeated="2"/>
          <table:table-cell table:formula="of:=[.F52]+[.E53]" office:value-type="float" office:value="3139" calcext:value-type="float">
            <text:p>3139</text:p>
          </table:table-cell>
          <table:table-cell table:style-name="Default"/>
          <table:table-cell table:formula="of:=[.H52]+[.G53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53]+[.K53]+[.L53]" office:value-type="currency" office:currency="USD" office:value="0" calcext:value-type="currency">
            <text:p>$0,00</text:p>
          </table:table-cell>
          <table:table-cell table:style-name="ce13" table:formula="of:=[.N52]+[.M53]" office:value-type="currency" office:currency="USD" office:value="2647.7704" calcext:value-type="currency">
            <text:p>$2 647,77</text:p>
          </table:table-cell>
          <table:table-cell table:style-name="ce22" table:formula="of:=[.A53]*budgetjour-[.N53]" office:value-type="currency" office:currency="USD" office:value="-47.7704000000003" calcext:value-type="currency">
            <text:p>-$47,77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10" table:formula="of:=[.D53]" office:value-type="float" office:value="0" calcext:value-type="float">
            <text:p>0</text:p>
          </table:table-cell>
          <table:table-cell table:number-columns-repeated="2"/>
          <table:table-cell table:formula="of:=[.F53]+[.E54]" office:value-type="float" office:value="3139" calcext:value-type="float">
            <text:p>3139</text:p>
          </table:table-cell>
          <table:table-cell table:style-name="Default"/>
          <table:table-cell table:formula="of:=[.H53]+[.G54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54]+[.K54]+[.L54]" office:value-type="currency" office:currency="USD" office:value="0" calcext:value-type="currency">
            <text:p>$0,00</text:p>
          </table:table-cell>
          <table:table-cell table:style-name="ce13" table:formula="of:=[.N53]+[.M54]" office:value-type="currency" office:currency="USD" office:value="2647.7704" calcext:value-type="currency">
            <text:p>$2 647,77</text:p>
          </table:table-cell>
          <table:table-cell table:style-name="ce22" table:formula="of:=[.A54]*budgetjour-[.N54]" office:value-type="currency" office:currency="USD" office:value="2.22959999999966" calcext:value-type="currency">
            <text:p>$2,23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10" table:formula="of:=[.D54]" office:value-type="float" office:value="0" calcext:value-type="float">
            <text:p>0</text:p>
          </table:table-cell>
          <table:table-cell table:number-columns-repeated="2"/>
          <table:table-cell table:formula="of:=[.F54]+[.E55]" office:value-type="float" office:value="3139" calcext:value-type="float">
            <text:p>3139</text:p>
          </table:table-cell>
          <table:table-cell table:style-name="Default"/>
          <table:table-cell table:formula="of:=[.H54]+[.G55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55]+[.K55]+[.L55]" office:value-type="currency" office:currency="USD" office:value="0" calcext:value-type="currency">
            <text:p>$0,00</text:p>
          </table:table-cell>
          <table:table-cell table:style-name="ce13" table:formula="of:=[.N54]+[.M55]" office:value-type="currency" office:currency="USD" office:value="2647.7704" calcext:value-type="currency">
            <text:p>$2 647,77</text:p>
          </table:table-cell>
          <table:table-cell table:style-name="ce22" table:formula="of:=[.A55]*budgetjour-[.N55]" office:value-type="currency" office:currency="USD" office:value="52.2295999999997" calcext:value-type="currency">
            <text:p>$52,23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10" table:formula="of:=[.D55]" office:value-type="float" office:value="0" calcext:value-type="float">
            <text:p>0</text:p>
          </table:table-cell>
          <table:table-cell table:number-columns-repeated="2"/>
          <table:table-cell table:formula="of:=[.F55]+[.E56]" office:value-type="float" office:value="3139" calcext:value-type="float">
            <text:p>3139</text:p>
          </table:table-cell>
          <table:table-cell table:style-name="Default"/>
          <table:table-cell table:formula="of:=[.H55]+[.G56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56]+[.K56]+[.L56]" office:value-type="currency" office:currency="USD" office:value="0" calcext:value-type="currency">
            <text:p>$0,00</text:p>
          </table:table-cell>
          <table:table-cell table:style-name="ce13" table:formula="of:=[.N55]+[.M56]" office:value-type="currency" office:currency="USD" office:value="2647.7704" calcext:value-type="currency">
            <text:p>$2 647,77</text:p>
          </table:table-cell>
          <table:table-cell table:style-name="ce22" table:formula="of:=[.A56]*budgetjour-[.N56]" office:value-type="currency" office:currency="USD" office:value="102.2296" calcext:value-type="currency">
            <text:p>$102,23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10" table:formula="of:=[.D56]" office:value-type="float" office:value="0" calcext:value-type="float">
            <text:p>0</text:p>
          </table:table-cell>
          <table:table-cell table:number-columns-repeated="2"/>
          <table:table-cell table:formula="of:=[.F56]+[.E57]" office:value-type="float" office:value="3139" calcext:value-type="float">
            <text:p>3139</text:p>
          </table:table-cell>
          <table:table-cell table:style-name="Default"/>
          <table:table-cell table:formula="of:=[.H56]+[.G57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57]+[.K57]+[.L57]" office:value-type="currency" office:currency="USD" office:value="0" calcext:value-type="currency">
            <text:p>$0,00</text:p>
          </table:table-cell>
          <table:table-cell table:style-name="ce13" table:formula="of:=[.N56]+[.M57]" office:value-type="currency" office:currency="USD" office:value="2647.7704" calcext:value-type="currency">
            <text:p>$2 647,77</text:p>
          </table:table-cell>
          <table:table-cell table:style-name="ce22" table:formula="of:=[.A57]*budgetjour-[.N57]" office:value-type="currency" office:currency="USD" office:value="152.2296" calcext:value-type="currency">
            <text:p>$152,23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10" table:formula="of:=[.D57]" office:value-type="float" office:value="0" calcext:value-type="float">
            <text:p>0</text:p>
          </table:table-cell>
          <table:table-cell table:number-columns-repeated="2"/>
          <table:table-cell table:formula="of:=[.F57]+[.E58]" office:value-type="float" office:value="3139" calcext:value-type="float">
            <text:p>3139</text:p>
          </table:table-cell>
          <table:table-cell table:style-name="Default"/>
          <table:table-cell table:formula="of:=[.H57]+[.G58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58]+[.K58]+[.L58]" office:value-type="currency" office:currency="USD" office:value="0" calcext:value-type="currency">
            <text:p>$0,00</text:p>
          </table:table-cell>
          <table:table-cell table:style-name="ce13" table:formula="of:=[.N57]+[.M58]" office:value-type="currency" office:currency="USD" office:value="2647.7704" calcext:value-type="currency">
            <text:p>$2 647,77</text:p>
          </table:table-cell>
          <table:table-cell table:style-name="ce22" table:formula="of:=[.A58]*budgetjour-[.N58]" office:value-type="currency" office:currency="USD" office:value="202.2296" calcext:value-type="currency">
            <text:p>$202,23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10" table:formula="of:=[.D58]" office:value-type="float" office:value="0" calcext:value-type="float">
            <text:p>0</text:p>
          </table:table-cell>
          <table:table-cell table:number-columns-repeated="2"/>
          <table:table-cell table:formula="of:=[.F58]+[.E59]" office:value-type="float" office:value="3139" calcext:value-type="float">
            <text:p>3139</text:p>
          </table:table-cell>
          <table:table-cell table:style-name="Default"/>
          <table:table-cell table:formula="of:=[.H58]+[.G59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59]+[.K59]+[.L59]" office:value-type="currency" office:currency="USD" office:value="0" calcext:value-type="currency">
            <text:p>$0,00</text:p>
          </table:table-cell>
          <table:table-cell table:style-name="ce13" table:formula="of:=[.N58]+[.M59]" office:value-type="currency" office:currency="USD" office:value="2647.7704" calcext:value-type="currency">
            <text:p>$2 647,77</text:p>
          </table:table-cell>
          <table:table-cell table:style-name="ce22" table:formula="of:=[.A59]*budgetjour-[.N59]" office:value-type="currency" office:currency="USD" office:value="252.2296" calcext:value-type="currency">
            <text:p>$252,23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10" table:formula="of:=[.D59]" office:value-type="float" office:value="0" calcext:value-type="float">
            <text:p>0</text:p>
          </table:table-cell>
          <table:table-cell table:number-columns-repeated="2"/>
          <table:table-cell table:formula="of:=[.F59]+[.E60]" office:value-type="float" office:value="3139" calcext:value-type="float">
            <text:p>3139</text:p>
          </table:table-cell>
          <table:table-cell table:style-name="Default"/>
          <table:table-cell table:formula="of:=[.H59]+[.G60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60]+[.K60]+[.L60]" office:value-type="currency" office:currency="USD" office:value="0" calcext:value-type="currency">
            <text:p>$0,00</text:p>
          </table:table-cell>
          <table:table-cell table:style-name="ce13" table:formula="of:=[.N59]+[.M60]" office:value-type="currency" office:currency="USD" office:value="2647.7704" calcext:value-type="currency">
            <text:p>$2 647,77</text:p>
          </table:table-cell>
          <table:table-cell table:style-name="ce22" table:formula="of:=[.A60]*budgetjour-[.N60]" office:value-type="currency" office:currency="USD" office:value="302.2296" calcext:value-type="currency">
            <text:p>$302,23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10" table:formula="of:=[.D60]" office:value-type="float" office:value="0" calcext:value-type="float">
            <text:p>0</text:p>
          </table:table-cell>
          <table:table-cell table:number-columns-repeated="2"/>
          <table:table-cell table:formula="of:=[.F60]+[.E61]" office:value-type="float" office:value="3139" calcext:value-type="float">
            <text:p>3139</text:p>
          </table:table-cell>
          <table:table-cell table:style-name="Default"/>
          <table:table-cell table:formula="of:=[.H60]+[.G61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61]+[.K61]+[.L61]" office:value-type="currency" office:currency="USD" office:value="0" calcext:value-type="currency">
            <text:p>$0,00</text:p>
          </table:table-cell>
          <table:table-cell table:style-name="ce13" table:formula="of:=[.N60]+[.M61]" office:value-type="currency" office:currency="USD" office:value="2647.7704" calcext:value-type="currency">
            <text:p>$2 647,77</text:p>
          </table:table-cell>
          <table:table-cell table:style-name="ce22" table:formula="of:=[.A61]*budgetjour-[.N61]" office:value-type="currency" office:currency="USD" office:value="352.2296" calcext:value-type="currency">
            <text:p>$352,23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10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3139" calcext:value-type="float">
            <text:p>3139</text:p>
          </table:table-cell>
          <table:table-cell table:style-name="Default"/>
          <table:table-cell table:formula="of:=[.H61]+[.G62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62]+[.K62]+[.L62]" office:value-type="currency" office:currency="USD" office:value="0" calcext:value-type="currency">
            <text:p>$0,00</text:p>
          </table:table-cell>
          <table:table-cell table:style-name="ce13" table:formula="of:=[.N61]+[.M62]" office:value-type="currency" office:currency="USD" office:value="2647.7704" calcext:value-type="currency">
            <text:p>$2 647,77</text:p>
          </table:table-cell>
          <table:table-cell table:style-name="ce22" table:formula="of:=[.A62]*budgetjour-[.N62]" office:value-type="currency" office:currency="USD" office:value="402.2296" calcext:value-type="currency">
            <text:p>$402,23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10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3139" calcext:value-type="float">
            <text:p>3139</text:p>
          </table:table-cell>
          <table:table-cell table:style-name="Default"/>
          <table:table-cell table:formula="of:=[.H62]+[.G63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63]+[.K63]+[.L63]" office:value-type="currency" office:currency="USD" office:value="0" calcext:value-type="currency">
            <text:p>$0,00</text:p>
          </table:table-cell>
          <table:table-cell table:style-name="ce13" table:formula="of:=[.N62]+[.M63]" office:value-type="currency" office:currency="USD" office:value="2647.7704" calcext:value-type="currency">
            <text:p>$2 647,77</text:p>
          </table:table-cell>
          <table:table-cell table:style-name="ce22" table:formula="of:=[.A63]*budgetjour-[.N63]" office:value-type="currency" office:currency="USD" office:value="452.2296" calcext:value-type="currency">
            <text:p>$452,23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10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3139" calcext:value-type="float">
            <text:p>3139</text:p>
          </table:table-cell>
          <table:table-cell table:style-name="Default"/>
          <table:table-cell table:formula="of:=[.H63]+[.G64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64]+[.K64]+[.L64]" office:value-type="currency" office:currency="USD" office:value="0" calcext:value-type="currency">
            <text:p>$0,00</text:p>
          </table:table-cell>
          <table:table-cell table:style-name="ce13" table:formula="of:=[.N63]+[.M64]" office:value-type="currency" office:currency="USD" office:value="2647.7704" calcext:value-type="currency">
            <text:p>$2 647,77</text:p>
          </table:table-cell>
          <table:table-cell table:style-name="ce22" table:formula="of:=[.A64]*budgetjour-[.N64]" office:value-type="currency" office:currency="USD" office:value="502.2296" calcext:value-type="currency">
            <text:p>$502,23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10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3139" calcext:value-type="float">
            <text:p>3139</text:p>
          </table:table-cell>
          <table:table-cell table:style-name="Default"/>
          <table:table-cell table:formula="of:=[.H64]+[.G65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65]+[.K65]+[.L65]" office:value-type="currency" office:currency="USD" office:value="0" calcext:value-type="currency">
            <text:p>$0,00</text:p>
          </table:table-cell>
          <table:table-cell table:style-name="ce13" table:formula="of:=[.N64]+[.M65]" office:value-type="currency" office:currency="USD" office:value="2647.7704" calcext:value-type="currency">
            <text:p>$2 647,77</text:p>
          </table:table-cell>
          <table:table-cell table:style-name="ce22" table:formula="of:=[.A65]*budgetjour-[.N65]" office:value-type="currency" office:currency="USD" office:value="552.2296" calcext:value-type="currency">
            <text:p>$552,23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10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3139" calcext:value-type="float">
            <text:p>3139</text:p>
          </table:table-cell>
          <table:table-cell table:style-name="Default"/>
          <table:table-cell table:formula="of:=[.H65]+[.G66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66]+[.K66]+[.L66]" office:value-type="currency" office:currency="USD" office:value="0" calcext:value-type="currency">
            <text:p>$0,00</text:p>
          </table:table-cell>
          <table:table-cell table:style-name="ce13" table:formula="of:=[.N65]+[.M66]" office:value-type="currency" office:currency="USD" office:value="2647.7704" calcext:value-type="currency">
            <text:p>$2 647,77</text:p>
          </table:table-cell>
          <table:table-cell table:style-name="ce22" table:formula="of:=[.A66]*budgetjour-[.N66]" office:value-type="currency" office:currency="USD" office:value="602.2296" calcext:value-type="currency">
            <text:p>$602,23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10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3139" calcext:value-type="float">
            <text:p>3139</text:p>
          </table:table-cell>
          <table:table-cell table:style-name="Default"/>
          <table:table-cell table:formula="of:=[.H66]+[.G67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67]+[.K67]+[.L67]" office:value-type="currency" office:currency="USD" office:value="0" calcext:value-type="currency">
            <text:p>$0,00</text:p>
          </table:table-cell>
          <table:table-cell table:style-name="ce13" table:formula="of:=[.N66]+[.M67]" office:value-type="currency" office:currency="USD" office:value="2647.7704" calcext:value-type="currency">
            <text:p>$2 647,77</text:p>
          </table:table-cell>
          <table:table-cell table:style-name="ce22" table:formula="of:=[.A67]*budgetjour-[.N67]" office:value-type="currency" office:currency="USD" office:value="652.2296" calcext:value-type="currency">
            <text:p>$652,23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10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3139" calcext:value-type="float">
            <text:p>3139</text:p>
          </table:table-cell>
          <table:table-cell table:style-name="Default"/>
          <table:table-cell table:formula="of:=[.H67]+[.G68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68]+[.K68]+[.L68]" office:value-type="currency" office:currency="USD" office:value="0" calcext:value-type="currency">
            <text:p>$0,00</text:p>
          </table:table-cell>
          <table:table-cell table:style-name="ce13" table:formula="of:=[.N67]+[.M68]" office:value-type="currency" office:currency="USD" office:value="2647.7704" calcext:value-type="currency">
            <text:p>$2 647,77</text:p>
          </table:table-cell>
          <table:table-cell table:style-name="ce22" table:formula="of:=[.A68]*budgetjour-[.N68]" office:value-type="currency" office:currency="USD" office:value="702.2296" calcext:value-type="currency">
            <text:p>$702,23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10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3139" calcext:value-type="float">
            <text:p>3139</text:p>
          </table:table-cell>
          <table:table-cell table:style-name="Default"/>
          <table:table-cell table:formula="of:=[.H68]+[.G69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69]+[.K69]+[.L69]" office:value-type="currency" office:currency="USD" office:value="0" calcext:value-type="currency">
            <text:p>$0,00</text:p>
          </table:table-cell>
          <table:table-cell table:style-name="ce13" table:formula="of:=[.N68]+[.M69]" office:value-type="currency" office:currency="USD" office:value="2647.7704" calcext:value-type="currency">
            <text:p>$2 647,77</text:p>
          </table:table-cell>
          <table:table-cell table:style-name="ce22" table:formula="of:=[.A69]*budgetjour-[.N69]" office:value-type="currency" office:currency="USD" office:value="752.2296" calcext:value-type="currency">
            <text:p>$752,23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10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3139" calcext:value-type="float">
            <text:p>3139</text:p>
          </table:table-cell>
          <table:table-cell table:style-name="Default"/>
          <table:table-cell table:formula="of:=[.H69]+[.G70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70]+[.K70]+[.L70]" office:value-type="currency" office:currency="USD" office:value="0" calcext:value-type="currency">
            <text:p>$0,00</text:p>
          </table:table-cell>
          <table:table-cell table:style-name="ce13" table:formula="of:=[.N69]+[.M70]" office:value-type="currency" office:currency="USD" office:value="2647.7704" calcext:value-type="currency">
            <text:p>$2 647,77</text:p>
          </table:table-cell>
          <table:table-cell table:style-name="ce22" table:formula="of:=[.A70]*budgetjour-[.N70]" office:value-type="currency" office:currency="USD" office:value="802.2296" calcext:value-type="currency">
            <text:p>$802,23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10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3139" calcext:value-type="float">
            <text:p>3139</text:p>
          </table:table-cell>
          <table:table-cell table:style-name="Default"/>
          <table:table-cell table:formula="of:=[.H70]+[.G71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71]+[.K71]+[.L71]" office:value-type="currency" office:currency="USD" office:value="0" calcext:value-type="currency">
            <text:p>$0,00</text:p>
          </table:table-cell>
          <table:table-cell table:style-name="ce13" table:formula="of:=[.N70]+[.M71]" office:value-type="currency" office:currency="USD" office:value="2647.7704" calcext:value-type="currency">
            <text:p>$2 647,77</text:p>
          </table:table-cell>
          <table:table-cell table:style-name="ce22" table:formula="of:=[.A71]*budgetjour-[.N71]" office:value-type="currency" office:currency="USD" office:value="852.2296" calcext:value-type="currency">
            <text:p>$852,23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10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3139" calcext:value-type="float">
            <text:p>3139</text:p>
          </table:table-cell>
          <table:table-cell table:style-name="Default"/>
          <table:table-cell table:formula="of:=[.H71]+[.G72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72]+[.K72]+[.L72]" office:value-type="currency" office:currency="USD" office:value="0" calcext:value-type="currency">
            <text:p>$0,00</text:p>
          </table:table-cell>
          <table:table-cell table:style-name="ce13" table:formula="of:=[.N71]+[.M72]" office:value-type="currency" office:currency="USD" office:value="2647.7704" calcext:value-type="currency">
            <text:p>$2 647,77</text:p>
          </table:table-cell>
          <table:table-cell table:style-name="ce22" table:formula="of:=[.A72]*budgetjour-[.N72]" office:value-type="currency" office:currency="USD" office:value="902.2296" calcext:value-type="currency">
            <text:p>$902,23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10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3139" calcext:value-type="float">
            <text:p>3139</text:p>
          </table:table-cell>
          <table:table-cell table:style-name="Default"/>
          <table:table-cell table:formula="of:=[.H72]+[.G73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73]+[.K73]+[.L73]" office:value-type="currency" office:currency="USD" office:value="0" calcext:value-type="currency">
            <text:p>$0,00</text:p>
          </table:table-cell>
          <table:table-cell table:style-name="ce13" table:formula="of:=[.N72]+[.M73]" office:value-type="currency" office:currency="USD" office:value="2647.7704" calcext:value-type="currency">
            <text:p>$2 647,77</text:p>
          </table:table-cell>
          <table:table-cell table:style-name="ce22" table:formula="of:=[.A73]*budgetjour-[.N73]" office:value-type="currency" office:currency="USD" office:value="952.2296" calcext:value-type="currency">
            <text:p>$952,23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10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3139" calcext:value-type="float">
            <text:p>3139</text:p>
          </table:table-cell>
          <table:table-cell table:style-name="Default"/>
          <table:table-cell table:formula="of:=[.H73]+[.G74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74]+[.K74]+[.L74]" office:value-type="currency" office:currency="USD" office:value="0" calcext:value-type="currency">
            <text:p>$0,00</text:p>
          </table:table-cell>
          <table:table-cell table:style-name="ce13" table:formula="of:=[.N73]+[.M74]" office:value-type="currency" office:currency="USD" office:value="2647.7704" calcext:value-type="currency">
            <text:p>$2 647,77</text:p>
          </table:table-cell>
          <table:table-cell table:style-name="ce22" table:formula="of:=[.A74]*budgetjour-[.N74]" office:value-type="currency" office:currency="USD" office:value="1002.2296" calcext:value-type="currency">
            <text:p>$1 002,23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10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3139" calcext:value-type="float">
            <text:p>3139</text:p>
          </table:table-cell>
          <table:table-cell table:style-name="Default"/>
          <table:table-cell table:formula="of:=[.H74]+[.G75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75]+[.K75]+[.L75]" office:value-type="currency" office:currency="USD" office:value="0" calcext:value-type="currency">
            <text:p>$0,00</text:p>
          </table:table-cell>
          <table:table-cell table:style-name="ce13" table:formula="of:=[.N74]+[.M75]" office:value-type="currency" office:currency="USD" office:value="2647.7704" calcext:value-type="currency">
            <text:p>$2 647,77</text:p>
          </table:table-cell>
          <table:table-cell table:style-name="ce22" table:formula="of:=[.A75]*budgetjour-[.N75]" office:value-type="currency" office:currency="USD" office:value="1052.2296" calcext:value-type="currency">
            <text:p>$1 052,23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10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3139" calcext:value-type="float">
            <text:p>3139</text:p>
          </table:table-cell>
          <table:table-cell table:style-name="Default"/>
          <table:table-cell table:formula="of:=[.H75]+[.G76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76]+[.K76]+[.L76]" office:value-type="currency" office:currency="USD" office:value="0" calcext:value-type="currency">
            <text:p>$0,00</text:p>
          </table:table-cell>
          <table:table-cell table:style-name="ce13" table:formula="of:=[.N75]+[.M76]" office:value-type="currency" office:currency="USD" office:value="2647.7704" calcext:value-type="currency">
            <text:p>$2 647,77</text:p>
          </table:table-cell>
          <table:table-cell table:style-name="ce22" table:formula="of:=[.A76]*budgetjour-[.N76]" office:value-type="currency" office:currency="USD" office:value="1102.2296" calcext:value-type="currency">
            <text:p>$1 102,23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10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3139" calcext:value-type="float">
            <text:p>3139</text:p>
          </table:table-cell>
          <table:table-cell table:style-name="Default"/>
          <table:table-cell table:formula="of:=[.H76]+[.G77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78]+[.K78]+[.L77]" office:value-type="currency" office:currency="USD" office:value="0" calcext:value-type="currency">
            <text:p>$0,00</text:p>
          </table:table-cell>
          <table:table-cell table:style-name="ce13" table:formula="of:=[.N76]+[.M77]" office:value-type="currency" office:currency="USD" office:value="2647.7704" calcext:value-type="currency">
            <text:p>$2 647,77</text:p>
          </table:table-cell>
          <table:table-cell table:style-name="ce22" table:formula="of:=[.A77]*budgetjour-[.N77]" office:value-type="currency" office:currency="USD" office:value="1152.2296" calcext:value-type="currency">
            <text:p>$1 152,23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10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3139" calcext:value-type="float">
            <text:p>3139</text:p>
          </table:table-cell>
          <table:table-cell table:style-name="Default"/>
          <table:table-cell table:formula="of:=[.H77]+[.G78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79]+[.K79]+[.L78]" office:value-type="currency" office:currency="USD" office:value="0" calcext:value-type="currency">
            <text:p>$0,00</text:p>
          </table:table-cell>
          <table:table-cell table:style-name="ce13" table:formula="of:=[.N77]+[.M78]" office:value-type="currency" office:currency="USD" office:value="2647.7704" calcext:value-type="currency">
            <text:p>$2 647,77</text:p>
          </table:table-cell>
          <table:table-cell table:style-name="ce22" table:formula="of:=[.A78]*budgetjour-[.N78]" office:value-type="currency" office:currency="USD" office:value="1202.2296" calcext:value-type="currency">
            <text:p>$1 202,23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10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3139" calcext:value-type="float">
            <text:p>3139</text:p>
          </table:table-cell>
          <table:table-cell table:style-name="Default"/>
          <table:table-cell table:formula="of:=[.H78]+[.G79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79]+[.K79]+[.L79]" office:value-type="currency" office:currency="USD" office:value="0" calcext:value-type="currency">
            <text:p>$0,00</text:p>
          </table:table-cell>
          <table:table-cell table:style-name="ce13" table:formula="of:=[.N78]+[.M79]" office:value-type="currency" office:currency="USD" office:value="2647.7704" calcext:value-type="currency">
            <text:p>$2 647,77</text:p>
          </table:table-cell>
          <table:table-cell table:style-name="ce22" table:formula="of:=[.A79]*budgetjour-[.N79]" office:value-type="currency" office:currency="USD" office:value="1252.2296" calcext:value-type="currency">
            <text:p>$1 252,23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10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3139" calcext:value-type="float">
            <text:p>3139</text:p>
          </table:table-cell>
          <table:table-cell table:style-name="Default"/>
          <table:table-cell table:formula="of:=[.H79]+[.G80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80]+[.K80]+[.L80]" office:value-type="currency" office:currency="USD" office:value="0" calcext:value-type="currency">
            <text:p>$0,00</text:p>
          </table:table-cell>
          <table:table-cell table:style-name="ce13" table:formula="of:=[.N79]+[.M80]" office:value-type="currency" office:currency="USD" office:value="2647.7704" calcext:value-type="currency">
            <text:p>$2 647,77</text:p>
          </table:table-cell>
          <table:table-cell table:style-name="ce22" table:formula="of:=[.A80]*budgetjour-[.N80]" office:value-type="currency" office:currency="USD" office:value="1302.2296" calcext:value-type="currency">
            <text:p>$1 302,23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10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3139" calcext:value-type="float">
            <text:p>3139</text:p>
          </table:table-cell>
          <table:table-cell table:style-name="Default"/>
          <table:table-cell table:formula="of:=[.H80]+[.G81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81]+[.K81]+[.L81]" office:value-type="currency" office:currency="USD" office:value="0" calcext:value-type="currency">
            <text:p>$0,00</text:p>
          </table:table-cell>
          <table:table-cell table:style-name="ce13" table:formula="of:=[.N80]+[.M81]" office:value-type="currency" office:currency="USD" office:value="2647.7704" calcext:value-type="currency">
            <text:p>$2 647,77</text:p>
          </table:table-cell>
          <table:table-cell table:style-name="ce22" table:formula="of:=[.A81]*budgetjour-[.N81]" office:value-type="currency" office:currency="USD" office:value="1352.2296" calcext:value-type="currency">
            <text:p>$1 352,23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10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3139" calcext:value-type="float">
            <text:p>3139</text:p>
          </table:table-cell>
          <table:table-cell table:style-name="Default"/>
          <table:table-cell table:formula="of:=[.H81]+[.G82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82]+[.K82]+[.L82]" office:value-type="currency" office:currency="USD" office:value="0" calcext:value-type="currency">
            <text:p>$0,00</text:p>
          </table:table-cell>
          <table:table-cell table:style-name="ce13" table:formula="of:=[.N81]+[.M82]" office:value-type="currency" office:currency="USD" office:value="2647.7704" calcext:value-type="currency">
            <text:p>$2 647,77</text:p>
          </table:table-cell>
          <table:table-cell table:style-name="ce22" table:formula="of:=[.A82]*budgetjour-[.N82]" office:value-type="currency" office:currency="USD" office:value="1402.2296" calcext:value-type="currency">
            <text:p>$1 402,23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10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3139" calcext:value-type="float">
            <text:p>3139</text:p>
          </table:table-cell>
          <table:table-cell table:style-name="Default"/>
          <table:table-cell table:formula="of:=[.H82]+[.G83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83]+[.K83]+[.L83]" office:value-type="currency" office:currency="USD" office:value="0" calcext:value-type="currency">
            <text:p>$0,00</text:p>
          </table:table-cell>
          <table:table-cell table:style-name="ce13" table:formula="of:=[.N82]+[.M83]" office:value-type="currency" office:currency="USD" office:value="2647.7704" calcext:value-type="currency">
            <text:p>$2 647,77</text:p>
          </table:table-cell>
          <table:table-cell table:style-name="ce22" table:formula="of:=[.A83]*budgetjour-[.N83]" office:value-type="currency" office:currency="USD" office:value="1452.2296" calcext:value-type="currency">
            <text:p>$1 452,23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10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3139" calcext:value-type="float">
            <text:p>3139</text:p>
          </table:table-cell>
          <table:table-cell table:style-name="Default"/>
          <table:table-cell table:formula="of:=[.H83]+[.G84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84]+[.K84]+[.L84]" office:value-type="currency" office:currency="USD" office:value="0" calcext:value-type="currency">
            <text:p>$0,00</text:p>
          </table:table-cell>
          <table:table-cell table:style-name="ce13" table:formula="of:=[.N83]+[.M84]" office:value-type="currency" office:currency="USD" office:value="2647.7704" calcext:value-type="currency">
            <text:p>$2 647,77</text:p>
          </table:table-cell>
          <table:table-cell table:style-name="ce22" table:formula="of:=[.A84]*budgetjour-[.N84]" office:value-type="currency" office:currency="USD" office:value="1502.2296" calcext:value-type="currency">
            <text:p>$1 502,23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10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3139" calcext:value-type="float">
            <text:p>3139</text:p>
          </table:table-cell>
          <table:table-cell table:style-name="Default"/>
          <table:table-cell table:formula="of:=[.H84]+[.G85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85]+[.K85]+[.L85]" office:value-type="currency" office:currency="USD" office:value="0" calcext:value-type="currency">
            <text:p>$0,00</text:p>
          </table:table-cell>
          <table:table-cell table:style-name="ce13" table:formula="of:=[.N84]+[.M85]" office:value-type="currency" office:currency="USD" office:value="2647.7704" calcext:value-type="currency">
            <text:p>$2 647,77</text:p>
          </table:table-cell>
          <table:table-cell table:style-name="ce22" table:formula="of:=[.A85]*budgetjour-[.N85]" office:value-type="currency" office:currency="USD" office:value="1552.2296" calcext:value-type="currency">
            <text:p>$1 552,23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10" table:formula="of:=[.D85]" office:value-type="float" office:value="0" calcext:value-type="float">
            <text:p>0</text:p>
          </table:table-cell>
          <table:table-cell office:value-type="string" calcext:value-type="string">
            <text:p>San Diego</text:p>
          </table:table-cell>
          <table:table-cell/>
          <table:table-cell table:formula="of:=[.F85]+[.E86]" office:value-type="float" office:value="3139" calcext:value-type="float">
            <text:p>3139</text:p>
          </table:table-cell>
          <table:table-cell table:style-name="Default"/>
          <table:table-cell table:formula="of:=[.H85]+[.G86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86]+[.K86]+[.L86]" office:value-type="currency" office:currency="USD" office:value="0" calcext:value-type="currency">
            <text:p>$0,00</text:p>
          </table:table-cell>
          <table:table-cell table:style-name="ce13" table:formula="of:=[.N85]+[.M86]" office:value-type="currency" office:currency="USD" office:value="2647.7704" calcext:value-type="currency">
            <text:p>$2 647,77</text:p>
          </table:table-cell>
          <table:table-cell table:style-name="ce22" table:formula="of:=[.A86]*budgetjour-[.N86]" office:value-type="currency" office:currency="USD" office:value="1602.2296" calcext:value-type="currency">
            <text:p>$1 602,23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10" table:formula="of:=[.D86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6]+[.E87]" office:value-type="float" office:value="3139" calcext:value-type="float">
            <text:p>3139</text:p>
          </table:table-cell>
          <table:table-cell table:style-name="Default"/>
          <table:table-cell table:formula="of:=[.H86]+[.G87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87]+[.K87]+[.L87]" office:value-type="currency" office:currency="USD" office:value="0" calcext:value-type="currency">
            <text:p>$0,00</text:p>
          </table:table-cell>
          <table:table-cell table:style-name="ce13" table:formula="of:=[.N86]+[.M87]" office:value-type="currency" office:currency="USD" office:value="2647.7704" calcext:value-type="currency">
            <text:p>$2 647,77</text:p>
          </table:table-cell>
          <table:table-cell table:style-name="ce22" table:formula="of:=[.A87]*budgetjour-[.N87]" office:value-type="currency" office:currency="USD" office:value="1652.2296" calcext:value-type="currency">
            <text:p>$1 652,23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10" table:formula="of:=[.D87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7]+[.E88]" office:value-type="float" office:value="3139" calcext:value-type="float">
            <text:p>3139</text:p>
          </table:table-cell>
          <table:table-cell table:style-name="Default"/>
          <table:table-cell table:formula="of:=[.H87]+[.G88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88]+[.K88]+[.L88]" office:value-type="currency" office:currency="USD" office:value="0" calcext:value-type="currency">
            <text:p>$0,00</text:p>
          </table:table-cell>
          <table:table-cell table:style-name="ce13" table:formula="of:=[.N87]+[.M88]" office:value-type="currency" office:currency="USD" office:value="2647.7704" calcext:value-type="currency">
            <text:p>$2 647,77</text:p>
          </table:table-cell>
          <table:table-cell table:style-name="ce22" table:formula="of:=[.A88]*budgetjour-[.N88]" office:value-type="currency" office:currency="USD" office:value="1702.2296" calcext:value-type="currency">
            <text:p>$1 702,23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10" table:formula="of:=[.D88]" office:value-type="string" office:string-value="San Diego" calcext:value-type="string">
            <text:p>San Diego</text:p>
          </table:table-cell>
          <table:table-cell office:value-type="string" calcext:value-type="string">
            <text:p>Paris</text:p>
          </table:table-cell>
          <table:table-cell/>
          <table:table-cell table:formula="of:=[.F88]+[.E89]" office:value-type="float" office:value="3139" calcext:value-type="float">
            <text:p>3139</text:p>
          </table:table-cell>
          <table:table-cell table:style-name="Default"/>
          <table:table-cell table:formula="of:=[.H88]+[.G89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89]+[.K89]+[.L89]" office:value-type="currency" office:currency="USD" office:value="0" calcext:value-type="currency">
            <text:p>$0,00</text:p>
          </table:table-cell>
          <table:table-cell table:style-name="ce13" table:formula="of:=[.N88]+[.M89]" office:value-type="currency" office:currency="USD" office:value="2647.7704" calcext:value-type="currency">
            <text:p>$2 647,77</text:p>
          </table:table-cell>
          <table:table-cell table:style-name="ce22" table:formula="of:=[.A89]*budgetjour-[.N89]" office:value-type="currency" office:currency="USD" office:value="1752.2296" calcext:value-type="currency">
            <text:p>$1 752,23</text:p>
          </table:table-cell>
          <table:table-cell table:number-columns-repeated="1005"/>
        </table:table-row>
        <table:table-row table:style-name="ro2" table:number-rows-repeated="6">
          <table:table-cell/>
          <table:table-cell table:style-name="ce7"/>
          <table:table-cell table:style-name="ce10"/>
          <table:table-cell table:number-columns-repeated="3"/>
          <table:table-cell table:style-name="Default"/>
          <table:table-cell table:number-columns-repeated="2"/>
          <table:table-cell table:style-name="ce13" table:number-columns-repeated="5"/>
          <table:table-cell table:number-columns-repeated="1006"/>
        </table:table-row>
        <table:table-row table:style-name="ro2">
          <table:table-cell/>
          <table:table-cell table:style-name="ce7"/>
          <table:table-cell table:style-name="ce10"/>
          <table:table-cell table:number-columns-repeated="9"/>
          <table:table-cell table:style-name="ce17" table:number-columns-repeated="2"/>
          <table:table-cell table:number-columns-repeated="1006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89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Feuille2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17" table:number-columns-repeated="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burs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bursg" calcext:value-type="string">
            <text:p>Frederickbursg</text:p>
          </table:table-cell>
          <table:table-cell office:value-type="string" calcext:value-type="string">
            <text:p>River Inn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" calcext:value-type="string">
            <text:p>River Inn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nowhere</text:p>
          </table:table-cell>
          <table:table-cell office:value-type="float" office:value="610" calcext:value-type="float">
            <text:p>6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nowhere" calcext:value-type="string">
            <text:p>nowher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table:formula="of:=[.C24]" office:value-type="float" office:value="0" calcext:value-type="float">
            <text:p>0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park tolere</text:p>
          </table:table-cell>
          <table:table-cell/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0" calcext:value-type="float">
            <text:p>3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euille2_v2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sburg" calcext:value-type="string">
            <text:p>Fredericksburg</text:p>
          </table:table-cell>
          <table:table-cell office:value-type="string" calcext:value-type="string">
            <text:p>River Inn Resort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 Resort" calcext:value-type="string">
            <text:p>River Inn Resort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Brackettville</text:p>
          </table:table-cell>
          <table:table-cell office:value-type="float" office:value="645" calcext:value-type="float">
            <text:p>64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Brackettville" calcext:value-type="string">
            <text:p>Brackettvill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office:value-type="string" calcext:value-type="string">
            <text:p>Del Rio</text:p>
          </table:table-cell>
          <table:table-cell table:number-columns-repeated="4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office:value-type="string" calcext:value-type="string">
            <text:p>Del Rio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park tolere</text:p>
          </table:table-cell>
          <table:table-cell office:value-type="string" calcext:value-type="string">
            <text:p>http://www.ultimatecampgrounds.com/ucpage/12793/TX/Langtry-Community-Center</text:p>
          </table:table-cell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2" calcext:value-type="float">
            <text:p>37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office:value-type="string" calcext:value-type="string">
            <text:p>El Paso</text:p>
          </table:table-cell>
          <table:table-cell table:number-columns-repeated="4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string" office:string-value="El Paso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euille2_v3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sburg" calcext:value-type="string">
            <text:p>Fredericksburg</text:p>
          </table:table-cell>
          <table:table-cell office:value-type="string" calcext:value-type="string">
            <text:p>River Inn Resort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 Resort" calcext:value-type="string">
            <text:p>River Inn Resort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Brackettville</text:p>
          </table:table-cell>
          <table:table-cell office:value-type="float" office:value="645" calcext:value-type="float">
            <text:p>64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Brackettville" calcext:value-type="string">
            <text:p>Brackettvill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office:value-type="string" calcext:value-type="string">
            <text:p>Del Rio</text:p>
          </table:table-cell>
          <table:table-cell office:value-type="string" calcext:value-type="string">
            <text:p>Seminole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Seminole" calcext:value-type="string">
            <text:p>Seminole</text:p>
          </table:table-cell>
          <table:table-cell office:value-type="string" calcext:value-type="string">
            <text:p>Sanderson</text:p>
          </table:table-cell>
          <table:table-cell office:value-type="float" office:value="194" calcext:value-type="float">
            <text:p>194</text:p>
          </table:table-cell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2" calcext:value-type="float">
            <text:p>372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Fort Hancock</text:p>
          </table:table-cell>
          <table:table-cell office:value-type="float" office:value="609" calcext:value-type="float">
            <text:p>609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Fort Hancock" calcext:value-type="string">
            <text:p>Fort Hancock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euille3" table:style-name="ta1">
        <office:forms form:automatic-focus="false" form:apply-design-mode="false"/>
        <table:table-column table:style-name="co17" table:number-columns-repeated="8" table:default-cell-style-name="Default"/>
        <table:table-row table:style-name="ro2">
          <table:table-cell office:value-type="string" calcext:value-type="string">
            <text:p>Sheferd</text:p>
          </table:table-cell>
          <table:table-cell office:value-type="string" calcext:value-type="string">
            <text:p>Navasota</text:p>
          </table:table-cell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avasota</text:p>
          </table:table-cell>
          <table:table-cell office:value-type="string" calcext:value-type="string">
            <text:p>Del Rio</text:p>
          </table:table-cell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2">
          <table:table-cell table:formula="of:=[.B2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3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4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:.C5])" office:value-type="float" office:value="3045" calcext:value-type="float">
            <text:p>3045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Austin</text:p>
          </table:table-cell>
          <table:table-cell office:value-type="string" calcext:value-type="string">
            <text:p>Del Rio</text:p>
          </table:table-cell>
          <table:table-cell office:value-type="float" office:value="460" calcext:value-type="float">
            <text:p>460</text:p>
          </table:table-cell>
          <table:table-cell table:number-columns-repeated="5"/>
        </table:table-row>
        <table:table-row table:style-name="ro2">
          <table:table-cell table:formula="of:=[.B9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0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9:.C12])" office:value-type="float" office:value="2678" calcext:value-type="float">
            <text:p>2678</text:p>
          </table:table-cell>
          <table:table-cell/>
          <table:table-cell table:formula="of:=[$Feuille1.A86]-[$Feuille1.A46]+1" office:value-type="float" office:value="41" calcext:value-type="float">
            <text:p>41</text:p>
          </table:table-cell>
          <table:table-cell table:formula="of:=ROUND([.E13]/6;0)" office:value-type="float" office:value="7" calcext:value-type="float">
            <text:p>7</text:p>
          </table:table-cell>
          <table:table-cell table:formula="of:=[.E13]-[.F13]" office:value-type="float" office:value="34" calcext:value-type="float">
            <text:p>34</text:p>
          </table:table-cell>
          <table:table-cell table:formula="of:=[.C13]/[.G13]" office:value-type="float" office:value="78.7647058823529" calcext:value-type="float">
            <text:p>78,76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6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7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15:.C18])" office:value-type="float" office:value="2207" calcext:value-type="float">
            <text:p>2207</text:p>
          </table:table-cell>
          <table:table-cell/>
          <table:table-cell table:formula="of:=85-[$Feuille1.A53]+1" office:value-type="float" office:value="34" calcext:value-type="float">
            <text:p>34</text:p>
          </table:table-cell>
          <table:table-cell table:formula="of:=ROUND([.E19]/6;0)" office:value-type="float" office:value="6" calcext:value-type="float">
            <text:p>6</text:p>
          </table:table-cell>
          <table:table-cell table:formula="of:=[.E19]-[.F19]" office:value-type="float" office:value="28" calcext:value-type="float">
            <text:p>28</text:p>
          </table:table-cell>
          <table:table-cell table:formula="of:=[.C19]/[.G19]" office:value-type="float" office:value="78.8214285714286" calcext:value-type="float">
            <text:p>78,82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22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20:.C23])" office:value-type="float" office:value="1512" calcext:value-type="float">
            <text:p>1512</text:p>
          </table:table-cell>
          <table:table-cell/>
          <table:table-cell table:formula="of:=85-[$Feuille1.A61]+1" office:value-type="float" office:value="26" calcext:value-type="float">
            <text:p>26</text:p>
          </table:table-cell>
          <table:table-cell table:formula="of:=ROUND([.E24]/6;0)" office:value-type="float" office:value="4" calcext:value-type="float">
            <text:p>4</text:p>
          </table:table-cell>
          <table:table-cell table:formula="of:=[.E24]-[.F24]" office:value-type="float" office:value="22" calcext:value-type="float">
            <text:p>22</text:p>
          </table:table-cell>
          <table:table-cell table:formula="of:=[.C24]/[.G24]" office:value-type="float" office:value="68.7272727272727" calcext:value-type="float">
            <text:p>68,73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 style:data-style-name="N2" text:time-value="23:01:12.4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4T20:58:00.134000000</dc:date>
    <meta:editing-duration>P41DT19H18M1S</meta:editing-duration>
    <meta:editing-cycles>238</meta:editing-cycles>
    <meta:generator>LibreOffice/7.3.0.3$Windows_X86_64 LibreOffice_project/0f246aa12d0eee4a0f7adcefbf7c878fc2238db3</meta:generator>
    <meta:document-statistic meta:table-count="5" meta:cell-count="1663" meta:object-count="0"/>
    <meta:user-defined meta:name="Info 1"/>
    <meta:user-defined meta:name="Info 2"/>
    <meta:user-defined meta:name="Info 3"/>
    <meta:user-defined meta:name="Info 4"/>
  </office:meta>
</office:document-meta>
</file>